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end" style:justify-single-word="false" fo:text-indent="0.499cm" style:auto-text-indent="false"/>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0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6"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10" style:family="paragraph" style:parent-style-name="Text_20_body">
      <style:paragraph-properties fo:margin-left="0cm" fo:margin-right="0cm" fo:margin-top="0cm" fo:margin-bottom="0.212cm" fo:text-align="center" style:justify-single-word="false" fo:text-indent="0.499cm" style:auto-text-indent="false" fo:background-color="transparent">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112" style:family="paragraph" style:parent-style-name="Text_20_body">
      <style:paragraph-properties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fo:font-style="normal" style:font-style-asian="normal" style:font-style-complex="normal"/>
    </style:style>
    <style:style style:name="P113" style:family="paragraph" style:parent-style-name="Text_20_body">
      <style:paragraph-properties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fo:background-color="transparent"/>
    </style:style>
    <style:style style:name="P116" style:family="paragraph" style:parent-style-name="Text_20_body">
      <style:paragraph-properties fo:text-align="justify" style:justify-single-word="false"/>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language="en" fo:country="US"/>
    </style:style>
    <style:style style:name="P120" style:family="paragraph" style:parent-style-name="First_20_line_20_indent">
      <style:text-properties fo:language="ru" fo:country="RU"/>
    </style:style>
    <style:style style:name="P121" style:family="paragraph" style:parent-style-name="First_20_line_20_indent">
      <style:paragraph-properties fo:text-align="justify" style:justify-single-word="false"/>
      <style:text-properties fo:language="ru" fo:country="RU"/>
    </style:style>
    <style:style style:name="P122" style:family="paragraph" style:parent-style-name="First_20_line_20_indent">
      <style:text-properties fo:font-size="15pt" fo:language="ru" fo:country="RU" style:font-size-asian="15pt" style:font-size-complex="15pt"/>
    </style:style>
    <style:style style:name="P123" style:family="paragraph" style:parent-style-name="First_20_line_20_indent">
      <style:text-properties fo:font-size="12pt" fo:language="ru" fo:country="RU" style:font-size-asian="12pt" style:font-size-complex="12pt"/>
    </style:style>
    <style:style style:name="P124" style:family="paragraph" style:parent-style-name="First_20_line_20_indent">
      <style:paragraph-properties fo:text-align="justify" style:justify-single-word="false"/>
      <style:text-properties fo:language="en" fo:country="US"/>
    </style:style>
    <style:style style:name="P125" style:family="paragraph" style:parent-style-name="First_20_line_20_indent">
      <style:paragraph-properties fo:text-align="justify" style:justify-single-word="false"/>
    </style:style>
    <style:style style:name="P126" style:family="paragraph" style:parent-style-name="Text_20_body">
      <style:paragraph-properties fo:margin-left="0cm" fo:margin-right="0cm" fo:text-align="justify"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8" style:family="paragraph" style:parent-style-name="Text_20_body">
      <style:paragraph-properties fo:margin-left="0cm" fo:margin-right="0cm" fo:text-align="center"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Footnote">
      <style:paragraph-properties fo:margin-left="0cm" fo:margin-right="0cm" fo:text-indent="0cm" style:auto-text-indent="fals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Footnote">
      <style:text-properties fo:font-style="normal" style:font-style-asian="normal" style:font-style-complex="normal"/>
    </style:style>
    <style:style style:name="P136" style:family="paragraph" style:parent-style-name="Text_20_body">
      <style:paragraph-properties loext:contextual-spacing="false" fo:margin-top="0cm" fo:margin-bottom="0.212cm" fo:text-align="justify" style:justify-single-word="false"/>
      <style:text-properties fo:language="en" fo:country="US"/>
    </style:style>
    <style:style style:name="P137" style:family="paragraph" style:parent-style-name="Standard">
      <style:text-properties fo:font-style="italic" style:font-style-asian="italic" style:font-style-complex="italic"/>
    </style:style>
    <style:style style:name="P13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40" style:family="paragraph" style:parent-style-name="Heading_20_1">
      <style:paragraph-properties fo:margin-left="0cm" fo:margin-right="0cm" fo:text-align="center" style:justify-single-word="false" fo:text-indent="0.499cm" style:auto-text-indent="false"/>
    </style:style>
    <style:style style:name="P141" style:family="paragraph" style:parent-style-name="Heading_20_2">
      <style:text-properties fo:language="en" fo:country="US"/>
    </style:style>
    <style:style style:name="P142" style:family="paragraph" style:parent-style-name="Heading_20_2">
      <style:text-properties fo:language="ru" fo:country="RU"/>
    </style:style>
    <style:style style:name="P143" style:family="paragraph" style:parent-style-name="Heading_20_2">
      <style:paragraph-properties fo:text-align="justify" style:justify-single-word="false"/>
    </style:style>
    <style:style style:name="P144" style:family="paragraph" style:parent-style-name="Heading_20_3">
      <style:text-properties fo:language="ru" fo:country="RU"/>
    </style:style>
    <style:style style:name="P145" style:family="paragraph" style:parent-style-name="Text_20_body" style:list-style-name="L1">
      <style:paragraph-properties fo:text-align="justify" style:justify-single-word="false"/>
    </style:style>
    <style:style style:name="P146" style:family="paragraph" style:parent-style-name="Text_20_body" style:list-style-name="L1">
      <style:paragraph-properties fo:text-align="justify" style:justify-single-word="false"/>
      <style:text-properties fo:language="ru" fo:country="RU"/>
    </style:style>
    <style:style style:name="P147" style:family="paragraph" style:parent-style-name="Text_20_body" style:list-style-name="L2">
      <style:paragraph-properties fo:text-align="justify" style:justify-single-word="false"/>
      <style:text-properties fo:language="ru" fo:country="RU"/>
    </style:style>
    <style:style style:name="P148" style:family="paragraph" style:parent-style-name="Text_20_body" style:list-style-name="L3">
      <style:text-properties fo:language="ru" fo:country="RU"/>
    </style:style>
    <style:style style:name="P149" style:family="paragraph" style:parent-style-name="Text_20_body" style:list-style-name="L3">
      <style:text-properties fo:language="ru" fo:country="RU" fo:background-color="#ffff00"/>
    </style:style>
    <style:style style:name="P15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2" style:family="paragraph" style:parent-style-name="Text_20_body">
      <style:paragraph-properties fo:margin-left="0cm" fo:margin-right="0cm" fo:text-align="justify" style:justify-single-word="false" fo:text-indent="0.499cm" style:auto-text-indent="false"/>
    </style:style>
    <style:style style:name="P1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5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5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57" style:family="paragraph" style:parent-style-name="Text_20_body">
      <style:paragraph-properties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style:style>
    <style:style style:name="P1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fo:background-color="transparent"/>
    </style:style>
    <style:style style:name="P1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en" fo:country="US" fo:font-style="normal" fo:font-weight="normal" style:font-style-asian="normal" style:font-weight-asian="normal" style:font-style-complex="normal" style:font-weight-complex="normal"/>
    </style:style>
    <style:style style:name="P16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transparent">
        <style:background-image/>
      </style:paragraph-properties>
      <style:text-properties style:use-window-font-color="true" fo:language="en" fo:country="US" fo:font-style="normal" fo:font-weight="normal" style:font-style-asian="normal" style:font-weight-asian="normal" style:font-style-complex="normal" style:font-weight-complex="normal"/>
    </style:style>
    <style:style style:name="P16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transparent">
        <style:background-image/>
      </style:paragraph-properties>
      <style:text-properties fo:language="ru" fo:country="RU"/>
    </style:style>
    <style:style style:name="P1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style>
    <style:style style:name="P16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style:style>
    <style:style style:name="T3" style:family="text">
      <style:text-properties fo:language="ru" fo:country="RU" fo:background-color="transparent" loext:char-shading-value="0"/>
    </style:style>
    <style:style style:name="T4" style:family="text">
      <style:text-properties fo:language="ru" fo:country="RU" fo:background-color="transparent"/>
    </style:style>
    <style:style style:name="T5" style:family="text">
      <style:text-properties fo:language="ru" fo:country="RU" fo:font-style="italic" style:font-style-asian="italic" style:font-style-complex="italic"/>
    </style:style>
    <style:style style:name="T6" style:family="text">
      <style:text-properties fo:language="ru" fo:country="RU" fo:font-style="normal" style:font-style-asian="normal" style:font-style-complex="normal"/>
    </style:style>
    <style:style style:name="T7" style:family="text">
      <style:text-properties fo:language="ru" fo:country="RU" fo:font-style="normal" fo:font-weight="normal" style:font-style-asian="normal" style:font-weight-asian="normal" style:font-style-complex="normal" style:font-weight-complex="normal"/>
    </style:style>
    <style:style style:name="T8" style:family="text">
      <style:text-properties fo:language="ru" fo:country="RU" fo:font-style="normal" fo:font-weight="bold" style:font-style-asian="normal" style:font-weight-asian="bold" style:font-style-complex="normal" style:font-weight-complex="bold"/>
    </style:style>
    <style:style style:name="T9" style:family="text">
      <style:text-properties fo:language="ru" fo:country="RU" fo:font-style="normal" fo:background-color="transparent" style:font-style-asian="normal" style:font-style-complex="normal" loext:char-shading-value="0"/>
    </style:style>
    <style:style style:name="T10" style:family="text">
      <style:text-properties fo:language="ru" fo:country="RU" fo:font-weight="normal" style:font-weight-asian="normal" style:font-weight-complex="normal"/>
    </style:style>
    <style:style style:name="T11" style:family="text">
      <style:text-properties fo:language="ru" fo:country="RU" fo:font-weight="bold" style:font-weight-asian="bold" style:font-weight-complex="bold"/>
    </style:style>
    <style:style style:name="T12" style:family="text">
      <style:text-properties fo:language="ru" fo:country="RU" style:text-underline-style="none"/>
    </style:style>
    <style:style style:name="T13" style:family="text">
      <style:text-properties fo:language="ru" fo:country="RU"/>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style:font-weight-asian="normal" style:font-weight-complex="normal" loext:char-shading-value="0"/>
    </style:style>
    <style:style style:name="T20" style:family="text">
      <style:text-properties fo:language="en" fo:country="US" fo:background-color="transparent"/>
    </style:style>
    <style:style style:name="T21" style:family="text">
      <style:text-properties fo:language="en" fo:country="US" fo:background-color="transparent" loext:char-shading-value="0"/>
    </style:style>
    <style:style style:name="T22" style:family="text">
      <style:text-properties fo:language="en" fo:country="US"/>
    </style:style>
    <style:style style:name="T23" style:family="text">
      <style:text-properties fo:language="en" fo:country="US"/>
    </style:style>
    <style:style style:name="T24" style:family="text">
      <style:text-properties fo:color="#ff3333"/>
    </style:style>
    <style:style style:name="T25" style:family="text">
      <style:text-properties fo:color="#ff3333" fo:language="ru" fo:country="RU"/>
    </style:style>
    <style:style style:name="T26" style:family="text">
      <style:text-properties fo:color="#ff3333" fo:language="ru" fo:country="RU" fo:font-weight="normal" style:font-weight-asian="normal" style:font-weight-complex="normal"/>
    </style:style>
    <style:style style:name="T27" style:family="text">
      <style:text-properties fo:color="#ff3333" fo:font-weight="normal" style:font-weight-asian="normal" style:font-weight-complex="normal"/>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color="#800000"/>
    </style:style>
    <style:style style:name="T31" style:family="text">
      <style:text-properties fo:color="#800000" fo:language="ru" fo:country="RU"/>
    </style:style>
    <style:style style:name="T32"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fo:color="#800000" fo:language="ru" fo:country="RU"/>
    </style:style>
    <style:style style:name="T34" style:family="text">
      <style:text-properties fo:color="#800000" fo:language="en" fo:country="US"/>
    </style:style>
    <style:style style:name="T35"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36" style:family="text">
      <style:text-properties fo:color="#800000" fo:background-color="transparent"/>
    </style:style>
    <style:style style:name="T37" style:family="text">
      <style:text-properties fo:color="#ff6600"/>
    </style:style>
    <style:style style:name="T38" style:family="text">
      <style:text-properties fo:font-weight="bold" style:font-weight-asian="bold" style:font-weight-complex="bold"/>
    </style:style>
    <style:style style:name="T39" style:family="text">
      <style:text-properties fo:font-weight="bold" fo:background-color="transparent" style:font-weight-asian="bold" style:font-weight-complex="bold" loext:char-shading-value="0"/>
    </style:style>
    <style:style style:name="T40" style:family="text">
      <style:text-properties style:use-window-font-color="true"/>
    </style:style>
    <style:style style:name="T41" style:family="text">
      <style:text-properties style:use-window-font-color="true" fo:language="ru" fo:country="RU"/>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font-weight="normal" style:font-style-asian="normal" style:font-weight-asian="normal" style:font-style-complex="normal" style:font-weight-complex="normal"/>
    </style:style>
    <style:style style:name="T4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46" style:family="text">
      <style:text-properties style:use-window-font-color="true" fo:language="ru" fo:country="RU" fo:font-style="normal" fo:background-color="transparent" style:font-style-asian="normal" style:font-style-complex="normal" loext:char-shading-value="0"/>
    </style:style>
    <style:style style:name="T47" style:family="text">
      <style:text-properties style:use-window-font-color="true" fo:language="ru" fo:country="RU" fo:font-style="italic" style:font-style-asian="italic" style:font-style-complex="italic"/>
    </style:style>
    <style:style style:name="T48" style:family="text">
      <style:text-properties style:use-window-font-color="true" fo:language="ru" fo:country="RU" fo:font-style="italic" fo:font-weight="normal" style:font-style-asian="italic" style:font-weight-asian="normal" style:font-style-complex="italic" style:font-weight-complex="normal"/>
    </style:style>
    <style:style style:name="T49" style:family="text">
      <style:text-properties style:use-window-font-color="true" fo:language="ru" fo:country="RU" fo:font-weight="normal" style:font-weight-asian="normal" style:font-weight-complex="normal"/>
    </style:style>
    <style:style style:name="T50" style:family="text">
      <style:text-properties style:use-window-font-color="true" fo:language="ru" fo:country="RU" fo:background-color="transparent" loext:char-shading-value="0"/>
    </style:style>
    <style:style style:name="T51" style:family="text">
      <style:text-properties style:use-window-font-color="true" fo:language="en" fo:country="US"/>
    </style:style>
    <style:style style:name="T52" style:family="text">
      <style:text-properties style:use-window-font-color="true" fo:language="en" fo:country="US" fo:font-style="normal" style:font-style-asian="normal" style:font-style-complex="normal"/>
    </style:style>
    <style:style style:name="T53" style:family="text">
      <style:text-properties style:use-window-font-color="true" fo:language="en" fo:country="US" fo:font-style="normal" fo:background-color="transparent" style:font-style-asian="normal" style:font-style-complex="normal" loext:char-shading-value="0"/>
    </style:style>
    <style:style style:name="T54" style:family="text">
      <style:text-properties style:use-window-font-color="true" fo:language="en" fo:country="US" fo:font-style="normal" fo:font-weight="normal" style:font-style-asian="normal" style:font-weight-asian="normal" style:font-style-complex="normal" style:font-weight-complex="normal"/>
    </style:style>
    <style:style style:name="T5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56" style:family="text">
      <style:text-properties style:use-window-font-color="true" fo:language="en" fo:country="US" fo:font-weight="normal" style:font-weight-asian="normal" style:font-weight-complex="normal"/>
    </style:style>
    <style:style style:name="T57" style:family="text">
      <style:text-properties style:use-window-font-color="true" fo:language="en" fo:country="US" fo:background-color="transparent"/>
    </style:style>
    <style:style style:name="T58" style:family="text">
      <style:text-properties style:use-window-font-color="true" fo:font-style="normal" style:font-style-asian="normal" style:font-style-complex="normal"/>
    </style:style>
    <style:style style:name="T59" style:family="text">
      <style:text-properties style:use-window-font-color="true" fo:font-style="normal" fo:font-weight="normal" style:font-style-asian="normal" style:font-weight-asian="normal" style:font-style-complex="normal" style:font-weight-complex="normal"/>
    </style:style>
    <style:style style:name="T60"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61" style:family="text">
      <style:text-properties style:use-window-font-color="true" fo:font-style="italic" fo:font-weight="normal" style:font-style-asian="italic" style:font-weight-asian="normal" style:font-style-complex="italic" style:font-weight-complex="normal"/>
    </style:style>
    <style:style style:name="T62" style:family="text">
      <style:text-properties style:use-window-font-color="true" fo:background-color="transparent"/>
    </style:style>
    <style:style style:name="T63" style:family="text">
      <style:text-properties style:use-window-font-color="true" fo:background-color="transparent" loext:char-shading-value="0"/>
    </style:style>
    <style:style style:name="T64" style:family="text">
      <style:text-properties style:use-window-font-color="true" fo:language="uk" fo:country="UA" fo:font-style="normal" fo:font-weight="normal" style:font-style-asian="normal" style:font-weight-asian="normal" style:font-style-complex="normal" style:font-weight-complex="normal"/>
    </style:style>
    <style:style style:name="T65" style:family="text">
      <style:text-properties fo:background-color="transparent"/>
    </style:style>
    <style:style style:name="T66" style:family="text">
      <style:text-properties fo:background-color="transparent" loext:char-shading-value="0"/>
    </style:style>
    <style:style style:name="T67" style:family="text">
      <style:text-properties style:text-position="super 58%"/>
    </style:style>
    <style:style style:name="T68" style:family="text">
      <style:text-properties fo:color="#c5000b"/>
    </style:style>
    <style:style style:name="T69" style:family="text">
      <style:text-properties fo:language="fr" fo:country="FR"/>
    </style:style>
    <style:style style:name="T70" style:family="text">
      <style:text-properties fo:color="#0000ff"/>
    </style:style>
    <style:style style:name="T71" style:family="text">
      <style:text-properties fo:color="#0000ff" fo:language="ru" fo:country="RU"/>
    </style:style>
    <style:style style:name="T72" style:family="text">
      <style:text-properties fo:color="#3333ff"/>
    </style:style>
    <style:style style:name="T73" style:family="text">
      <style:text-properties fo:color="#3333ff" fo:language="en" fo:country="US"/>
    </style:style>
    <style:style style:name="T74" style:family="text">
      <style:text-properties fo:font-style="normal"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fo:background-color="transparent" style:font-style-asian="normal" style:font-weight-asian="normal" style:font-style-complex="normal" style:font-weight-complex="normal"/>
    </style:style>
    <style:style style:name="T77" style:family="text">
      <style:text-properties fo:font-style="normal" style:text-underline-style="none" style:font-style-asian="normal" style:font-style-complex="normal"/>
    </style:style>
    <style:style style:name="T78" style:family="text">
      <style:text-properties fo:color="#0066ff"/>
    </style:style>
    <style:style style:name="T79" style:family="text">
      <style:text-properties fo:color="#0066ff" fo:language="en" fo:country="US" fo:font-style="normal" fo:background-color="transparent" style:font-style-asian="normal" style:font-style-complex="normal" loext:char-shading-value="0"/>
    </style:style>
    <style:style style:name="T80" style:family="text">
      <style:text-properties fo:background-color="#ffff00" loext:char-shading-value="0"/>
    </style:style>
    <style:style style:name="T81" style:family="text">
      <style:text-properties fo:color="#00ccff"/>
    </style:style>
    <style:style style:name="T82" style:family="text">
      <style:text-properties fo:font-weight="normal" style:font-weight-asian="normal" style:font-weight-complex="normal"/>
    </style:style>
    <style:style style:name="T83" style:family="text">
      <style:text-properties fo:font-weight="normal" fo:background-color="transparent" style:font-weight-asian="normal" style:font-weight-complex="normal" loext:char-shading-value="0"/>
    </style:style>
    <style:style style:name="T84" style:family="text">
      <style:text-properties fo:color="#0066cc"/>
    </style:style>
    <style:style style:name="T85" style:family="text">
      <style:text-properties fo:color="#0066cc" fo:language="ru" fo:country="RU"/>
    </style:style>
    <style:style style:name="T86" style:family="text">
      <style:text-properties fo:color="#0000cc"/>
    </style:style>
    <style:style style:name="T87" style:family="text">
      <style:text-properties style:text-line-through-style="solid" fo:font-weight="bold" style:font-weight-asian="bold" style:font-weight-complex="bold"/>
    </style:style>
    <style:style style:name="T88" style:family="text">
      <style:text-properties fo:language="uk" fo:country="UA"/>
    </style:style>
    <style:style style:name="T89" style:family="text">
      <style:text-properties fo:language="uk" fo:country="UA" fo:font-style="italic" style:font-style-asian="italic" style:font-style-complex="italic"/>
    </style:style>
    <style:style style:name="T90" style:family="text">
      <style:text-properties fo:language="uk" fo:country="UA" fo:font-weight="bold" style:font-weight-asian="bold" style:font-weight-complex="bold"/>
    </style:style>
    <style:style style:name="T91" style:family="text">
      <style:text-properties fo:color="#ff0000"/>
    </style:style>
    <style:style style:name="T92" style:family="text">
      <style:text-properties style:text-underline-style="none"/>
    </style:style>
    <style:style style:name="T93" style:family="text">
      <style:text-properties style:text-rotation-angle="90" style:text-rotation-scale="line-height"/>
    </style:style>
    <style:style style:name="T94" style:family="text">
      <style:text-properties style:text-rotation-angle="270" style:text-rotation-scale="line-height"/>
    </style:style>
    <style:style style:name="T95" style:family="text">
      <style:text-properties style:text-position="sub 58%" style:font-size-asian="10.5pt"/>
    </style:style>
    <style:style style:name="T96" style:family="text">
      <style:text-properties style:font-name="Symbol" style:font-name-asian="Symbol" style:font-name-complex="Symbol"/>
    </style:style>
    <style:style style:name="T97" style:family="text">
      <style:text-properties style:font-name="Liberation Serif1" style:font-name-asian="Symbol" style:font-name-complex="Symbol"/>
    </style:style>
    <style:style style:name="T98" style:family="text">
      <style:text-properties style:font-name="Courier New CYR"/>
    </style:style>
    <style:style style:name="T99" style:family="text">
      <style:text-properties style:font-name="Courier New CYR" fo:language="en" fo:country="US"/>
    </style:style>
    <style:style style:name="T100" style:family="text">
      <style:text-properties fo:color="#6666ff"/>
    </style:style>
    <style:style style:name="T101" style:family="text">
      <style:text-properties fo:color="#3399ff"/>
    </style:style>
    <style:style style:name="T102" style:family="text">
      <style:text-properties fo:font-size="14pt" fo:language="en" fo:country="US" fo:font-weight="bold" style:font-size-asian="14pt" style:font-weight-asian="bold" style:font-size-complex="14pt" style:font-weight-complex="bold"/>
    </style:style>
    <style:style style:name="T103"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0" text:outline-level="1">Последний фанфик</text:h>
      <text:p text:style-name="P1"><text:span text:style-name="T1">&lt;</text:span><text:span text:style-name="T71">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55">&lt;</text:span><text:span text:style-name="T60">Э</text:span><text:span text:style-name="T35">пизод в Кантерлоте, где Луна составляет невысокое мнение об умственных способностях Макса</text:span><text:span text:style-name="T55">&gt;</text:span></text:p>
      <text:p text:style-name="P40">&lt;<text:span text:style-name="T31">Глава про то, как Селестия пытается определить, чего хочет Макс </text:span>&lt;<text:span text:style-name="T1">и </text:span><text:span text:style-name="T31">ест ванильное мороженное</text:span>&gt;<text:span text:style-name="T31">.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51">&gt;</text:span></text:p>
      <text:p text:style-name="P40">&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4">&lt;<text:span text:style-name="T31">Селестия лечит Макса в Кантерлоте от болячек и наркозависимости по-настоящему </text:span><text:span text:style-name="T30">(</text:span><text:span text:style-name="T31">перебирает на себя его болячки</text:span><text:span text:style-name="T30">)</text:span><text:span text:style-name="T31">.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4">&lt;<text:span text:style-name="T1">Сел показывает и даёт прочувствовать Максу корректировку орбиты Эквуса («подъём» Солнца)</text:span>&gt;</text:p>
      <text:p text:style-name="P44">&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4">&lt;Сел пытается научить Макса телепортации, и он телепортирует Агамемнона в пещеру под Кантерлотом (и учит ругательствам – в т.ч. “заебали”)&gt;</text:p>
      <text:p text:style-name="P55"><text:span text:style-name="T14">&lt;Луна - </text:span><text:span text:style-name="T30">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4">&gt;</text:span></text:p>
      <text:p text:style-name="P55">&lt;Добавить эпизод подбора снаряги перед опасным заданием&gt;</text:p>
      <text:p text:style-name="P55">&lt;Глава в Понивилле — знакомство с Дэш&gt;</text:p>
      <text:p text:style-name="P55">&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79">Таймлайн <text:span text:style-name="T14">(</text:span>события через 10 лет после Обмена): </text:p>
      <text:p text:style-name="P79">Год 2143 ПВ <text:span text:style-name="T14">(AU -?)</text:span></text:p>
      <text:p text:style-name="P79"><text:span text:style-name="T14">20-</text:span>е апреля — Юджин «прыгает» с крыши (неудачная попытка заклинания последнего шанса)</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79">29-е мая — встреча с Индиго. Прогулка с Селестией по парку. Муравьи под накрупником</text:p>
      <text:p text:style-name="P79">30-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4">&lt;</text:span>7<text:span text:style-name="T14">-</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oft-page-break/><text:span text:style-name="T14">&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4">&lt;</text:span>28-е июня<text:span text:style-name="T14">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lt;4-е июля - Дэш стучит лбом в дерево. Обнимашки</text:p>
      <text:p text:style-name="P79">8-е июля — прибытие в Груммингтон</text:p>
      <text:p text:style-name="P79">9-е июля –<text:span text:style-name="T14"> </text:span>Провал Груммингтона. Отбытие с Груммингтона</text:p>
      <text:p text:style-name="P79"><text:span text:style-name="T14">&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4">[</text:span>21-е июля<text:span text:style-name="T14">]</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80"/>
      <text:h text:style-name="Heading_20_2" text:outline-level="2">Прочитанные фанфики</text:h>
      <text:h text:style-name="Heading_20_3" text:outline-level="3">Эпичные</text:h>
      <text:p text:style-name="P118">Обмен ( <text:a xlink:type="simple" xlink:href="https://darkpony.ru/obmen/" text:style-name="Internet_20_link" text:visited-style-name="Visited_20_Internet_20_Link">https://darkpony.ru/obmen/</text:a> )</text:p>
      <text:p text:style-name="P119">I Dream Of Luna</text:p>
      <text:p text:style-name="P118">Розовые глазки</text:p>
      <text:p text:style-name="P11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text:soft-page-break/>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6"/>
      <text:h text:style-name="Heading_20_2" text:outline-level="2">Идеи</text:h>
      <text:list xml:id="list4175062430901505308" text:style-name="L1">
        <text:list-item>
          <text:p text:style-name="P145">добавить детектив <text:span text:style-name="T1">(реализовано)</text:span>+ магические уроки/трактаты Старсвирла (реализовано)</text:p>
        </text:list-item>
        <text:list-item>
          <text:p text:style-name="P146">Терра несколько раз пытается убить Макса (один раз — в аквапарке). Несколько раз Макса спасает Селестия (даёт приказы Нексусу)</text:p>
        </text:list-item>
        <text:list-item>
          <text:p text:style-name="P146">Книги:</text:p>
        </text:list-item>
      </text:list>
      <text:list xml:id="list8976858874117174871" text:style-name="L2">
        <text:list-item>
          <text:p text:style-name="P147">«Великие грифоны прошлого» - из канона (5<text:span text:style-name="T14">s8e)</text:span></text:p>
        </text:list-item>
        <text:list-item>
          <text:p text:style-name="P147">«Высшие заклинания в повседневном использовании: от песчинки до дворца»</text:p>
        </text:list-item>
        <text:list-item>
          <text:p text:style-name="P150">«Малоизвестные аспекты магии трансформаций»</text:p>
        </text:list-item>
        <text:list-item>
          <text:p text:style-name="P14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7">Дасти Вейфарер «Зебрианская культура, быт и фольклор»</text:p>
        </text:list-item>
        <text:list-item>
          <text:p text:style-name="P147">«Краткая история Эквестрии»</text:p>
        </text:list-item>
        <text:list-item>
          <text:p text:style-name="P147">«Шедевры архитектуры Эквестрии» с разделом о Кантерлотском Королевском Дворце</text:p>
        </text:list-item>
        <text:list-item>
          <text:p text:style-name="P147"><text:soft-page-break/>«Великие дела и великие чары». Страница 893: …</text:p>
        </text:list-item>
        <text:list-item>
          <text:p text:style-name="P147">«<text:span text:style-name="T80">Природа Проклятий</text:span>» - обмен</text:p>
        </text:list-item>
        <text:list-item>
          <text:p text:style-name="P147"><text:span text:style-name="T80">«Магия для Чайников»</text:span> - обмен</text:p>
        </text:list-item>
        <text:list-item>
          <text:p text:style-name="P147"><text:span text:style-name="T80">«Энциклопедия Арканум»</text:span> - обмен</text:p>
        </text:list-item>
        <text:list-item>
          <text:p text:style-name="P147">«О Гейсах» - обмен</text:p>
        </text:list-item>
        <text:list-item>
          <text:p text:style-name="P147">«<text:span text:style-name="T80">Тайны Тайных Наук</text:span>» - обмен</text:p>
        </text:list-item>
        <text:list-item>
          <text:p text:style-name="P150">«Основы Заклятий» - обмен</text:p>
        </text:list-item>
        <text:list-item>
          <text:p text:style-name="P14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623520462938366014" text:style-name="L3">
        <text:list-item>
          <text:p text:style-name="P14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9">Селестия — переменчивая пони. В одно время не строгая, а в другое может быть такой, что страшно становится</text:p>
        </text:list-item>
        <text:list-item>
          <text:p text:style-name="P148">У Селестии были такие элементы гармонии: Магия, Доброта, Смех. У Луны — Верность, Честность, Щедрость. (ксенофазия)</text:p>
        </text:list-item>
        <text:list-item>
          <text:p text:style-name="P14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8">Около 820-ти лет назад будущий маг Лайтнинг Стар поступил на обучение к наставнику Тииспоту</text:p>
        </text:list-item>
        <text:list-item>
          <text:p text:style-name="P14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8">У Селестии грива и хвост развеваются и переливаются от магического шампуня</text:p>
        </text:list-item>
        <text:list-item>
          <text:p text:style-name="P148">Тело Селестии очень крепкое — может выдержать несколько тонн земли</text:p>
        </text:list-item>
        <text:list-item>
          <text:p text:style-name="P148">Дискорд намного старше принцесс, его магия сильнее ихней на голову</text:p>
        </text:list-item>
        <text:list-item>
          <text:p text:style-name="P148">Луна младше Селестии на 3 года. Сёстрам около 5000 лет. <text:span text:style-name="T80">По другим данным, Селестии около 2500 лет (Обмен).</text:span></text:p>
        </text:list-item>
        <text:list-item>
          <text:p text:style-name="P148">Принцессы начали войну с Дискордом в возрасте, когда им было около 700 лет — и продолжалась война почти сто лет</text:p>
        </text:list-item>
        <text:list-item>
          <text:p text:style-name="P148">Самый главный враг сестёр и Дискорда — скука</text:p>
        </text:list-item>
        <text:list-item>
          <text:p text:style-name="P148">В Эквестрии на одного жеребца приходится четыре - пять кобыл</text:p>
        </text:list-item>
        <text:list-item>
          <text:p text:style-name="P148"><text:soft-page-break/>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8">Селестия в первые полторы тысячи лет путешествовала — и заварила несколько войн (две — с Эквестрией, в одной была против Луны)</text:p>
        </text:list-item>
        <text:list-item>
          <text:p text:style-name="P148">Настоящий цвет гривы Селестии — клубнично-розовая. Радужный цвет гривы и хвоста поддерживается магией</text:p>
        </text:list-item>
        <text:list-item>
          <text:p text:style-name="P148">Кроме Дискорда, старше сестёр ещё старейшина драконов</text:p>
        </text:list-item>
        <text:list-item>
          <text:p text:style-name="P148">Кэйденс не прожила и 60-ти лет и является низкорожденной</text:p>
        </text:list-item>
        <text:list-item>
          <text:p text:style-name="P14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8">Народ тихо фигел от нововведений и с ещё большим ожесточением продолжал делать по-своему</text:p>
        </text:list-item>
        <text:list-item>
          <text:p text:style-name="P14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8">Когда пони женятся, они обмениваются ножными браслетами</text:p>
        </text:list-item>
        <text:list-item>
          <text:p text:style-name="P148">Светилами, кроме сестёр, могут управлять единороги (группы), Дискорд, Твайлайт и Старсвирл</text:p>
        </text:list-item>
        <text:list-item>
          <text:p text:style-name="P148">Королева Кризалис — правительница Зелёной Долины</text:p>
        </text:list-item>
        <text:list-item>
          <text:p text:style-name="P148">Мать Луны и Селестии — аликорн Лорен. Мать Дискорда — Алиса (пони-человек)</text:p>
        </text:list-item>
        <text:list-item>
          <text:p text:style-name="P14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6">Искусственный интеллект. Создан Владом и Максом. Разработан для управления корпорациями.</text:p>
      <text:h text:style-name="Heading_20_3" text:outline-level="3">Норф</text:h>
      <text:p text:style-name="P11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4">2500</text:span>. Страдает о скуки.</text:p>
      <text:h text:style-name="Heading_20_3" text:outline-level="3"><text:soft-page-break/>Луна</text:h>
      <text:p text:style-name="P11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6">Единорог. Холост, молод, мечтателен. Живёт в Кантерлоте. В свободное время рисует облака.</text:p>
      <text:h text:style-name="Heading_20_3" text:outline-level="3"><text:soft-page-break/>Алекс</text:h>
      <text:p text:style-name="P126">Менеджер проектов, над одним из которых (Нексус) работает Макс.</text:p>
      <text:h text:style-name="Heading_20_3" text:outline-level="3">Ростик</text:h>
      <text:p text:style-name="P126">Лидер команды тестировщиков</text:p>
      <text:h text:style-name="Heading_20_3" text:outline-level="3">Стас</text:h>
      <text:p text:style-name="P126">Программист-новичок в команде Макса.</text:p>
      <text:h text:style-name="Heading_20_3" text:outline-level="3">Рома</text:h>
      <text:p text:style-name="P126">Программист в команде UI-программистов</text:p>
      <text:h text:style-name="Heading_20_3" text:outline-level="3">Анджела</text:h>
      <text:p text:style-name="P126">Сисадмин. Флиртует с Максом.</text:p>
      <text:p text:style-name="P126"/>
      <text:h text:style-name="Heading_20_2" text:outline-level="2">Положения</text:h>
      <text:p text:style-name="P12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1" text:outline-level="2">1. Терра</text:h>
      <text:p text:style-name="P27">музыка - кондовая электронная, холодная и отчаянная (Electronics “Disappointed”)</text:p>
      <text:p text:style-name="P28">или из Донни Дарко</text:p>
      <text:p text:style-name="P29">&lt;Mission Impossible theme ?&gt;</text:p>
      <text:p text:style-name="P29">&lt;Pink Floyd “Another Brick In The Wall”&gt;</text:p>
      <text:p text:style-name="P12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oft-page-break/><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4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7"><text:note text:id="ftn1" text:note-class="footnote"><text:note-citation>1</text:note-citation><text:note-body><text:p text:style-name="P13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4">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4">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text:span text:style-name="T14">RnD-</text:span><text:span text:style-name="T1">зона</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6">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text:soft-page-break/>– Не парься об этом, Нэш. Лучше выдай мне общую диагностику на экран в сжатом формате.</text:p>
      <text:p text:style-name="P36"/>
      <text:p text:style-name="P36">Так, что тут у нас? <text:span text:style-name="T1">Т</text:span>ри последних запроса вызвали сбои в работе кластера и заставили перегрузиться один из хостов.</text:p>
      <text:p text:style-name="P36"><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6"/>
      <text:p text:style-name="P76"><text:span text:style-name="T14">– Нэш, к</text:span>ак называется наш проект?</text:p>
      <text:p text:style-name="P74"><text:span text:style-name="T10">– </text:span><text:span text:style-name="T82">Дайсон.</text:span></text:p>
      <text:p text:style-name="P74"><text:span text:style-name="T10">– </text:span><text:span text:style-name="T82">Сколько тебе лет?</text:span></text:p>
      <text:p text:style-name="P74"><text:span text:style-name="T10">– </text:span><text:span text:style-name="T82">Два года с начала запуска кластера.</text:span></text:p>
      <text:p text:style-name="P74"><text:span text:style-name="T10">– </text:span><text:span text:style-name="T82">Какой сейчас год?</text:span></text:p>
      <text:p text:style-name="P74"><text:span text:style-name="T10">– </text:span><text:span text:style-name="T27">20</text:span><text:span text:style-name="T26">18</text:span><text:span text:style-name="T82">-й.</text:span></text:p>
      <text:p text:style-name="P25"/>
      <text:p text:style-name="P36">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5"/>
      <text:p text:style-name="P76"><text:span text:style-name="T1">– </text:span>Н<text:span text:style-name="T1">эш тестовая задача номер шестнадцать</text:span>. <text:span text:style-name="T1">Выполни при дефолтных настройках.</text:span></text:p>
      <text:p text:style-name="P55">– Принял к исполнению.</text:p>
      <text:p text:style-name="P55"/>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6"><text:span text:style-name="T7">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6"><text:span text:style-name="T7">–</text:span><text:span text:style-name="T8"> </text:span><text:span text:style-name="T7">Нэш</text:span><text:span text:style-name="T75">, </text:span><text:span text:style-name="T7">в некоем городе живёт брадобрей, который бреет всех людей, которые не бреются сами. Вопрос: кто бреет брадобрея</text:span><text:span text:style-name="T75">?</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38">incompartible interface Analytics v.0.93 beta</text:span>”</text:p>
      <text:p text:style-name="P36">Ага, уже теплее.</text:p>
      <text:p text:style-name="P36"/>
      <text:p text:style-name="P74"><text:soft-page-break/><text:span text:style-name="T10">– Нэш</text:span><text:span text:style-name="T82">, выдай диагностику модуля </text:span><text:span text:style-name="T10">аналитики.</text:span></text:p>
      <text:p text:style-name="P36"/>
      <text:p text:style-name="P36">Йо! Видеокамеры молча наблюдают за поднятым вверх <text:span text:style-name="T1">большим пальцем</text:span>.</text:p>
      <text:p text:style-name="P36">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
      <text:p text:style-name="P36"><text:span text:style-name="T14">–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4">–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4">.</text:span></text:p>
      <text:p text:style-name="P49"/>
      <text:p text:style-name="P97">Бип-бип-бип.</text:p>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28">***</text:p>
      <text:p text:style-name="P12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text:soft-page-break/>–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14">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oft-page-break/><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30">Bionic-Hill’а</text:span>. <text:span text:style-name="T1">Разноцветное искрение снежинок в мягком свете фонарей</text:span> создавал<text:span text:style-name="T1">о</text:span> атмосферу <text:span text:style-name="T9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4">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4">&lt;</text:span><text:span text:style-name="T85">мелодия из Донни Дарко</text:span><text:span text:style-name="T14">&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5">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66">ворил </text:span><text:span text:style-name="T3">—</text:span><text:span text:style-name="T66"> закисать на работе <text:s/>вредно для мозгов. И для семьи. И для дружбы. </text:span><text:span text:style-name="T3">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text:soft-page-break/>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6">А у нас получается... </text:span><text:span text:style-name="T3">–</text:span><text:span text:style-name="T66"> Влад сплюнул через перила офисного балкона в синеву вечернего города. </text:span><text:span text:style-name="T3">–</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2">AI <text:span text:style-name="T3">– </text:span><text:span text:style-name="T66">Artificial Intellect </text:span><text:span text:style-name="T3">–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text:soft-page-break/>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4">2. </text:span>Дом, любимый дом</text:h>
      <text:p text:style-name="P77">Музыка быстрая, тревожная, надорваная и печальная (Pet Shop Boys “So Hard” ?)</text:p>
      <text:p text:style-name="P30"/>
      <text:p text:style-name="P86"><text:span text:style-name="T14">&lt;</text:span><text:span text:style-name="T1">Описание полёта через Эогипп. Удивлённый взгляд Анакорна</text:span><text:span text:style-name="T14">&gt;</text:span></text:p>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14">–</text:span> Она очнулась.</text:p>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6">щё объяснить появление говорящих крылатых единорожих в поле зрения? </text:span><text:span text:style-name="T3">До белочки я ещё точно не допился, даже не начал ещё</text:span><text:span text:style-name="T66">, </text:span><text:span text:style-name="T3">а от валиума таких глюков у меня ни разу не было</text:span><text:span text:style-name="T66">. Разве что я </text:span><text:span text:style-name="T3">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4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4">облака.&lt;</text:span><text:span text:style-name="T31">Описание получше. Подземелье</text:span><text:span text:style-name="T14">&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1">проводник</text:span>??? А?!! <text:span text:style-name="T1">А-ха-ха-ха-ха-ха-ха</text:span>! <text:span text:style-name="T1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2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4">!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6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1">Именно Селестия нашла пророчество-заклинание Свирла и настояла на его исполнении</text:span><text:span text:style-name="T1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4">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text:soft-page-break/>–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40">верх</text:span>…</text:p>
      <text:p text:style-name="P3">– Сестра, ты идёшь? – заглянула в зал Луна.</text:p>
      <text:p text:style-name="P3">Тут м<text:span text:style-name="T14">еня, </text:span>наконец,<text:span text:style-name="T14"> стошнило. Буквально вывернуло наизнанку: из носа текло, в глазах стояли слёзы. </text:span></text:p>
      <text:p text:style-name="P3">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69">Jack of Hearts</text:span><text:span text:style-name="T69"><text:note text:id="ftn7" text:note-class="footnote"><text:note-citation>7</text:note-citation><text:note-body><text:p text:style-name="Footnote"><text:bookmark text:name="result_box1"/><text:span text:style-name="T69">Jack of Hearts</text:span> <text:span text:style-name="T1">– Червовый валет (фр.)</text:span></text:p></text:note-body></text:note></text:span><text:span text:style-name="T69"> , </text:span><text:span text:style-name="T1">Сахарная Ватка</text:span><text:span text:style-name="T6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text:span><text:soft-page-break/><text:span text:style-name="T1">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30">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4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4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text:soft-page-break/>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text:soft-page-break/>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4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4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4">–</text:span> Уфф! Выкарабкались. Почти без потерь, <text:span text:style-name="T14">–</text:span> заметил Дискорд, оглядывая крыло. <text:span text:style-name="T14">–</text:span> Могло быть и хуже.</text:p>
      <text:p text:style-name="P3"><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4">–</text:span> <text:span text:style-name="T30">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4">–</text:span> ТЫ!!! ТЫ!..</text:p>
      <text:p text:style-name="P3"><text:span text:style-name="T14">–</text:span> Да, я!!! <text:span text:style-name="T14">–</text:span> Дискорд подбоченился и с вызовом посмотрел на разъярённую аликорницу. <text:span text:style-name="T14">–</text:span> Можешь скинуть меня в болото, можешь превратить обратно в камень, <text:span text:style-name="T3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3"><text:soft-page-break/>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4">3. </text:span>Кантерлот</text:h>
      <text:p text:style-name="P78">Музыка медленная, фэнтезийная, средневековая, изысканая, дворцовая (стиль Dire Straits “Coyote”)</text:p>
      <text:p text:style-name="P78">&lt;Эркеры и ризалиты&gt;</text:p>
      <text:p text:style-name="P23">Глава IV. Пределы магии</text:p>
      <text:p text:style-name="P20"/>
      <text:p text:style-name="P23">Вашему покорному слуге известны четыре предела магии: </text:p>
      <text:list xml:id="list3632925884738410949" text:style-name="L4">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31"><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4"/>
      <text:p text:style-name="P10">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Дискорд исчез. Последний раз драконикуса видели, когда он на своей <text:span text:style-name="T1">золотой барже</text:span> удалялся в сторону Жеребячьих<text:span text:style-name="T30">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4">Ну, понятно, в элитном придворцовом квартале, который представляет из себя </text:span><text:span text:style-name="T1">верхний город</text:span><text:span text:style-name="T14">, цены кусаются. Надо топать вниз, на окраину. Но, блин, корявые пальцы внесли свою коррективу в шопинг-план!</text:span></text:p>
      <text:p text:style-name="P75"><text:span text:style-name="T14">Как раз на спуске в нижний </text:span><text:span text:style-name="T1">город, на мосту</text:span><text:span text:style-name="T14">, 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text:soft-page-break/>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4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text:soft-page-break/>–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40">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40">парящие платформы.</text:span> Но дворцовым бюрократам необязательно ж знать, КАК я их уничтожаю, хе-хе! Некоторые из <text:span text:style-name="T40">платформ </text:span><text:span text:style-name="T4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40"> И никто ж не догадывался, что она </text:span><text:span text:style-name="T41">сделана по королевскому заказу</text:span><text:span text:style-name="T40">! Её </text:span><text:span text:style-name="T41">Солнечное </text:span><text:span text:style-name="T40"><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91">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4">4. </text:span>Библиотека</text:h>
      <text:p text:style-name="P19">&lt;<text:span text:style-name="T70">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0">прервавшая связь между мною и демоном</text:span>, спасла моё бренное тело для дальнейших магических изысканий.</text:p>
      <text:p text:style-name="P23"><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3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text:span>Ну,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4">За прошедшие дни я уже привык и к магии, и к разумным эквиноподобным и даже </text:span><text:span text:style-name="T1">ко сну вдоволь</text:span><text:span text:style-name="T14">.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5">—</text:span><text:span text:style-name="T6"> через пару дней на мне воду возить можно будет.</text:span></text:p>
      <text:p text:style-name="P40"><text:soft-page-break/>– А по-моему, ты не…</text:p>
      <text:p text:style-name="P38"><text:span text:style-name="T15">– Так, я попрошу! – перебила меня венценосная кобыла. – Давай, ты не будешь лезть в мои дела, а я не буду</text:span><text:span text:style-name="T6">… эээ… ммм…</text:span></text:p>
      <text:p text:style-name="P40">– Не будешь что?</text:p>
      <text:p text:style-name="P50">Селестия нахмурилась и угрожающе подняла крылья.</text:p>
      <text:p text:style-name="P50"><text:span text:style-name="T14">– </text:span>Не забывай, человек, я — могущественный маг и правитель Эквестрии. Ко мне нужно относиться с должным уважением!</text:p>
      <text:p text:style-name="P50"><text:span text:style-name="T14">– </text:span>А то что? Превратишь в жабу? Сошлёшь на Луну? Убьёшь нахер?</text:p>
      <text:p text:style-name="P50">Аликорница сникла. Уши её опустились.</text:p>
      <text:p text:style-name="P50"><text:span text:style-name="T14">– </text:span>Макс, не надо... Ты же знаешь, я этого не сделаю.</text:p>
      <text:p text:style-name="P50"><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50"><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50"><text:span text:style-name="T14">Аликорница уселась н</text:span>а пол <text:span text:style-name="T14">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4">– Лады! Вот видишь, нам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50"><text:span text:style-name="T14">Л</text:span>ампа<text:span text:style-name="T14"> отбрасывал</text:span>а<text:span text:style-name="T14"> мягкие тени на стену библиотеки. Селестия, расположи</text:span>вшись<text:span text:style-name="T14"> у моего кресл</text:span>а,<text:span text:style-name="T1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4">– </text:span>Вот, читай отсюда. <text:span text:style-name="T14">–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text:soft-page-break/>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30">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text:soft-page-break/>–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5">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text:soft-page-break/>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0">–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P142" text:outline-level="2"><text:span text:style-name="T14">5. </text:span>Индиго</text:h>
      <text:p text:style-name="P40"/>
      <text:p text:style-name="P4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text:soft-page-break/>–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soft-page-break/>***</text:p>
      <text:p text:style-name="P50">&lt;<text:span text:style-name="T70">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0">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lt;<text:span text:style-name="T31">Селестия достаёт из потайной щели свиток с мыслями Селестии</text:span><text:span text:style-name="T30">`<text:tab/>`</text:span>&gt;</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text:soft-page-break/>–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text:p>
      <text:p text:style-name="P50">–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text:soft-page-break/>–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41" text:outline-level="2">6. Стыд</text:h>
      <text:p text:style-name="P50">&lt;<text:span text:style-name="T101">Mylene Farmer — L`Ame-Stram-Gram</text:span>&gt;</text:p>
      <text:p text:style-name="P60"><text:soft-page-break/>~~~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text:soft-page-break/>–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text:soft-page-break/>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24">Абсолютного забвения</text:span>&gt;Стирание из бытия. Точнее, его нет и не было после того, как я замкнула его на его создателя, Иггуса. Суть заклинания <text:span text:style-name="T8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8">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88">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72">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0">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3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2">—</text:span> осень, за осенью <text:span text:style-name="T42">—</text:span> зима. <text:s/>Если пошёл <text:soft-page-break/>дождь, должно быть мокро, если выпал снег <text:span text:style-name="T4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постой,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м… Они… м-м-м… не больны… в некотором смысле… <text:span text:style-name="T14">–</text:span> гонец изо всех сил ковырял копытом <text:s/>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6">старший. </text:span><text:span text:style-name="T3">–</text:span><text:span text:style-name="T6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4">— умение делегировать полномочия. Вечером того же дня я села за письменный стол.</text:span></text:p>
      <text:p text:style-name="P40">“<text:span text:style-name="T2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text:soft-page-break/>– Да, их и других подобных, начавшихся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4">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4">—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text:soft-page-break/>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40*<text:span text:style-name="T14">ctg(Pi/4)-6)/(ln(e)-sin(0))</text:span></text:h>
      <text:p text:style-name="P81">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0"> </text:span>(быть может, к счастью). Всё, что я могу <text:span text:style-name="T14">— оставить тебе напутствие.</text:span></text:p>
      <text:p text:style-name="P60"><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60">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0">…</text:p>
      <text:p text:style-name="P40"/>
      <text:p text:style-name="P50">Тоже мне, философ выискался, Диоген копытный! Вот не люблю, когда всякие "гуру" с глубокомысленным видом порют чушь. Эквестрия <text:span text:style-name="T16">—</text:span> сказоч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у него такая. </text:span>Блин, м<text:span text:style-name="T14">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Макс.</text:p>
      <text:p text:style-name="P1"><text:soft-page-break/>Я захлопнул трактат<text:span text:style-name="T1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pan text:style-name="T14">–</text:span> Я проведу вас, человек Мак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4"> </text:span><text:span text:style-name="T52">— вся архитектура явно </text:span><text:span text:style-name="T42">была </text:span><text:span text:style-name="T52">заточена под крылатых. Таких, для которых приземлиться на балкон в тронном зале или уйти через портик на крыше</text:span><text:span text:style-name="T74"> </text:span><text:span text:style-name="T52">— обычное дело. </text:span><text:span text:style-name="T74">Хорошо, что ежедневные посещения каретной мастерской подняли мой тонус, изрядно посаженный сидячим образом жизни.</text:span></text:p>
      <text:p text:style-name="P1"><text:span text:style-name="T7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52">— книжный шкаф и напольная подставка для чтения с </text:span><text:span text:style-name="T42">упором в виде </text:span><text:span text:style-name="T52">голов</text:span><text:span text:style-name="T42">ы</text:span><text:span text:style-name="T5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2">Каменный пол комнаты был покрыт розовым ковром с длиннейшим ворсом.</text:span><text:span text:style-name="T52"> </text:span><text:span text:style-name="T42">Его центр занимал высокий </text:span><text:span text:style-name="T52">кругл</text:span><text:span text:style-name="T42">ый</text:span><text:span text:style-name="T52"> </text:span><text:span text:style-name="T42">футон</text:span><text:span text:style-name="T52"> </text:span><text:span text:style-name="T42">с</text:span><text:span text:style-name="T52"> велик</text:span><text:span text:style-name="T42">им</text:span><text:span text:style-name="T52"> множество</text:span><text:span text:style-name="T42">м</text:span><text:span text:style-name="T52"> подушек. Среди них я с удивлением заметил плюшевую единорожку </text:span><text:span text:style-name="T42">фиолетового</text:span><text:span text:style-name="T52">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0">Я выдохнул.</text:p>
      <text:p text:style-name="P40">– <text:span text:style-name="T1">Как ты это делаешь? Я видел тебя и раньше, но ты никогда не была такой... Такой...</text:span></text:p>
      <text:p text:style-name="P40"><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4">—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4">.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4">—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4">Во все времена некоторым пони нравилось играть в конспирацию и борьбу за идеалы высшей справедливости. От которой они первые </text:span>и сбежали<text:span text:style-name="T14">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4">—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4">Мне печалиться не стоит</text:p><text:p text:style-name="P134">Жизнь прекрасна и ярк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text:p><text:p text:style-name="P134">Но друзей моих немного,</text:p><text:p text:style-name="P134">Гложе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11">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4">–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3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4">–</text:span> А водку у вас принято пить?</text:p>
      <text:p text:style-name="P38"><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50"><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4">– Я несказанно рада, что, наконец-то, могу назвать тебя своим другом. </text:span>– мурлыкнула Тия. – <text:span text:style-name="T14">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4">– Это ты называешь “дружбой”? – с </text:span>улыбкой хмыкнул<text:span text:style-name="T14"> я. – </text:span>Мне нравится твоё чувство юмора.</text:p>
      <text:p text:style-name="P50">Аликорница нахмурилась.</text:p>
      <text:p text:style-name="P50"><text:span text:style-name="T14">–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4">– </text:span>Нет, что ты, Тия, не мели ерунды! Я всем доволен, я просто в восторге. Мне вообще кажется, что я попал в рай,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4">— не друг, я — нечто большее. Я тебя </text:span>лю...</text:p>
      <text:p text:style-name="P50">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0">–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1">***</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52">– </text:span><text:span text:style-name="T42">Говорят, в Додж-сити почти не осталось жителей. В местном депо перестали обслуживать паровозы из-за отсутствия рабочих. Старик </text:span><text:span text:style-name="T52">–</text:span><text:span text:style-name="T4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52">– </text:span><text:span text:style-name="T58">А из Пинто Крика уже месяц нет новостей...</text:span></text:p>
      <text:p text:style-name="P3"><text:span text:style-name="T52">– </text:span><text:span text:style-name="T5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6"><text:span text:style-name="T58">– </text:span>“<text:span text:style-name="T1">Что я могу сделать, чтобы вернуть всё назад?</text:span>”</text:p>
      <text:p text:style-name="P16"><text:span text:style-name="T58">– </text:span><text:span text:style-name="T42">Так и сказала?</text:span></text:p>
      <text:p text:style-name="P1"><text:span text:style-name="T52">– </text:span><text:span text:style-name="T42">Да, </text:span><text:span text:style-name="T43">Фэнси</text:span><text:span text:style-name="T4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8">– </text:span><text:span text:style-name="T42">Что бы это значило, Флер?</text:span></text:p>
      <text:p text:style-name="P16"><text:span text:style-name="T58">– </text:span><text:span text:style-name="T4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4">–</text:span> Ты? <text:span text:style-name="T14">–</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6">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4">–</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1">— </text:span><text:span text:style-name="T4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4">–</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0"/>
      <text:p text:style-name="P1"><text:span text:style-name="T53">&lt;</text:span><text:span text:style-name="T79">Mark Knopfler - </text:span><text:span text:style-name="T78">Hill Farmer's Blues</text:span><text:span text:style-name="T53">&gt;</text:span></text:p>
      <text:p text:style-name="P42">***</text:p>
      <text:p text:style-name="P40"/>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4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5">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14">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88">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0">Вагоны убаюкивающе перестукивались по рельсам, унося меня прочь от Кантерлота. Я перевернулся на другой бок и провалился в сон.</text:p>
      <text:p text:style-name="P82">&lt;https://www.youtube.com/watch?v=Py9SDdYGFrQ&gt;</text:p>
      <text:h text:style-name="Heading_20_2" text:outline-level="2">10. Понивилль</text:h>
      <text:p text:style-name="P40"/>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2">–</text:span><text:span text:style-name="T42">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5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2">пони-</text:span><text:span text:style-name="T52">исчезновений уже год. Почту за честь работать </text:span><text:span text:style-name="T42">под твоим руководством</text:span><text:span text:style-name="T52">. Подожди немного, я </text:span><text:span text:style-name="T42">от</text:span><text:span text:style-name="T52">систематизирую нужную информацию и расскажу тебе, насколько далеко смогла продвинуться.</text:span></text:p>
      <text:p text:style-name="P38">“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1">***</text:p>
      <text:p text:style-name="P40"/>
      <text:p text:style-name="P129"><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9">«...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а что, если…</text:span></text:p>
      <text:p text:style-name="P50"><text:span text:style-name="T14">–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8">—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4">— максимум двух пони, </text:span>после чего мне придётся восстанавливаться около месяца<text:span text:style-name="T14">.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8">&lt;Seal — Amazing <text:span text:style-name="T1">(T</text:span><text:span text:style-name="T14">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6">— солнце. Моё солнце.</text:span><text:span text:style-name="T10">»</text:span></text:p>
      <text:p text:style-name="P11">Я остановилась перед дверью. Четыре ярда брони отделяли меня от Эквестрии. Четыре ярда и двадцать пять лет.</text:p>
      <text:p text:style-name="P23"><text:span text:style-name="T10">«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10">»</text:span></text:p>
      <text:p text:style-name="P3">Я прошла сквозь дверь.</text:p>
      <text:p text:style-name="P3"><text:soft-page-break/>Снаружи вставало солнце. Размытый а<text:span text:style-name="T4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7">—</text:span><text:span text:style-name="T18"> </text:span><text:span text:style-name="T82">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81">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4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6">чёрный экран?</text:span></text:p>
      <text:p text:style-name="P47"/>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3">Сим повелеваем прекратить дальнейшие эксперименты<text:span text:style-name="T4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5"/>
      <text:h text:style-name="Heading_20_2" text:outline-level="2">12. День сурка</text:h>
      <text:p text:style-name="P16">&lt;<text:span text:style-name="T7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4">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52">—</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text:soft-page-break/>– А, по-моему, ты перепутала, Скуталу. Мыслью направляется <text:span text:style-name="T14">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4">— то ли я был глух к магии, то ли она ко мне, но с в</text:span>олшебством<text:span text:style-name="T14">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oft-page-break/><text:span text:style-name="T4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2"> </text:span><text:span text:style-name="T42">Мощнее ускорителя только магия драконов,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Макс.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52">– Я </text:span><text:span text:style-name="T58">всегда буду оставаться в тени. </text:span><text:span text:style-name="T52">– </text:span><text:span text:style-name="T58">хлюпала единорожка. </text:span><text:span text:style-name="T52">– </text:span><text:span text:style-name="T58">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4">– </text:span>Ты?!</text:p>
      <text:p text:style-name="P95"><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5"><text:span text:style-name="T14">– М</text:span>ожет тогда, ты скажешь, что в нём пошло не так и почему к вам попал я, а не сверхаликорн?</text:p>
      <text:p text:style-name="P95"><text:span text:style-name="T14">– </text:span>Не скажу. Заклинания Стар Свирла Бородатого обычно если срабатывают, то без ошибок.</text:p>
      <text:p text:style-name="P50"><text:span text:style-name="T14">– Если </text:span>только <text:span text:style-name="T14">их правильно вызывают. – </text:span>пробурчал Спайк, возвращаясь в корзинку.</text:p>
      <text:p text:style-name="P38"><text:span text:style-name="T14">–</text:span> <text:span text:style-name="T1">Эмм. </text:span>Что он имел ввиду?</text:p>
      <text:p text:style-name="P38"><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92"> </text:span><text:span text:style-name="T12">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4">–</text:span> <text:span text:style-name="T1">е</text:span>динорожка опустила голову.</text:p>
      <text:p text:style-name="P38"><text:span text:style-name="T14">– </text:span><text:span text:style-name="T1">Да, завершилось всё препаршиво. Принцесса Луна сказала, лучше бы её обратно на Луну закинули.</text:span></text:p>
      <text:p text:style-name="P38"><text:span text:style-name="T14">–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4">– </text:span><text:span text:style-name="T1">Хм. Нет.</text:span></text:p>
      <text:p text:style-name="P38"><text:span text:style-name="T14">– </text:span><text:span text:style-name="T1">А друзья?</text:span></text:p>
      <text:p text:style-name="P38"><text:span text:style-name="T14">– </text:span><text:span text:style-name="T1">У меня был друг. Погиб два месяца назад.</text:span></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2">— </text:span><text:span text:style-name="T4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4">–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2">.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42">.</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8">Чужестранец-примат разбил сердце нашей обожаемой Селестии! Двор в отчаянии </text:span><text:span text:style-name="T17">— </text:span><text:span text:style-name="T3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4">– </text:span>Привет, Эй-Джей! У тебя проблемы?</text:p>
      <text:p text:style-name="P50"><text:span text:style-name="T14">– </text:span>Привет, сахарок. <text:span text:style-name="T14">– </text:span>озабоченно поприветствовала меня пони.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4">– </text:span>А ты, Маки, вместо того, ч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4">–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4">–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4">– Г</text:span>отово. Принимай работу, хозяйка!</text:p>
      <text:p text:style-name="P50">Эпплджек стиснула меня в сокрушающих объятиях.</text:p>
      <text:p text:style-name="P50"><text:soft-page-break/><text:span text:style-name="T1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4">–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4">–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82">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82">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4">– </text:span>Свободно? <text:span text:style-name="T14">– </text:span>спросил я у единственной пони, сидящей за столиком.</text:p>
      <text:p text:style-name="P50"><text:span text:style-name="T14">– </text:span>Да-да, конечно. <text:span text:style-name="T1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4">– <text:s/></text:span>Пирог с грибами, яишницу и чизкейк<text:span text:style-name="T14"> – </text:span>сообщил я подошедшей официантке.</text:p>
      <text:p text:style-name="P50"><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 тому же.</text:p>
      <text:p text:style-name="P50"><text:span text:style-name="T14">–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4">– </text:span>Вы, наверное, ждёте кого-то?</text:p>
      <text:p text:style-name="P52"><text:span text:style-name="T14">– </text:span>Неа.</text:p>
      <text:p text:style-name="P52"><text:span text:style-name="T14">– </text:span>Просто обедаете?</text:p>
      <text:p text:style-name="P52"><text:span text:style-name="T14">– </text:span>Неа.</text:p>
      <text:p text:style-name="P52"><text:span text:style-name="T14">– </text:span>Просто сидите и мрачно смотрите на меня?</text:p>
      <text:p text:style-name="P52"><text:span text:style-name="T14">– </text:span>Неа.</text:p>
      <text:p text:style-name="P52">Хм, а эта пони не из разговорчивых. Ну ладно.</text:p>
      <text:p text:style-name="P52"><text:span text:style-name="T14">– </text:span>А что же вы делаете?</text:p>
      <text:p text:style-name="P52"><text:span text:style-name="T14">– </text:span>Веселюсь. <text:span text:style-name="T14">– </text:span>мрачно заявила пони.</text:p>
      <text:p text:style-name="P52"><text:span text:style-name="T14">– </text:span>Если я вас достал, то так и скажите. Извините.</text:p>
      <text:p text:style-name="P52"><text:soft-page-break/>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4">–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4">– </text:span>Мы с вами раньше встречались?</text:p>
      <text:p text:style-name="P52"><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Макс, и ты программист, и тебе <text:span text:style-name="T3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4">– </text:span>Оставь, Салвер.<text:span text:style-name="T14"> </text:span>Ему за счёт заведения.</text:p>
      <text:p text:style-name="P50"><text:span text:style-name="T14">– </text:span>Ясно, мисс Пинки. <text:span text:style-name="T14">– </text:span>официантка кивнула и ушла.</text:p>
      <text:p text:style-name="P50"><text:span text:style-name="T14">– Ч</text:span>его-о-о?<text:span text:style-name="T14"> </text:span>Так это твой бар?</text:p>
      <text:p text:style-name="P50"><text:span text:style-name="T14">– </text:span>Агась. <text:span text:style-name="T14">– </text:span>поняха пожала плеч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4">– </text:span>Тихо-тихо. <text:span text:style-name="T14">– </text:span>я оглянулся на посетителей. Шёпот Пинки, наверное, был слышен даже на улице. <text:span text:style-name="T14">– </text:span>Не вспоминай опять. Давай лучше выпьем на брудершафт. За знакомство.</text:p>
      <text:p text:style-name="P50"><text:span text:style-name="T14">– </text:span>Агась! <text:span text:style-name="T14">– </text:span>кивнула пони, придвигая ко мне бутылку. <text:span text:style-name="T14">–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4">– </text:span>У меня есть идея получше. <text:span text:style-name="T14">– </text:span>на свет показалась фляга Большого Макинтоша.</text:p>
      <text:p text:style-name="P50"><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4">– </text:span>Починил телегу. Только молчок про самогон, раз уж ты в курсе. <text:span text:style-name="T14">– </text:span>я разлил сидр по чашкам.</text:p>
      <text:p text:style-name="P50"><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4">–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oft-page-break/><text:span text:style-name="T14">– У </text:span>тебя такая смешная мордочка! <text:span text:style-name="T14">– </text:span>захихикали Пинки, покачиваясь. <text:span text:style-name="T14">– </text:span>Как будто ты <text:span text:style-name="T82">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4">– </text:span>Эммм... Скажи-ка мне, мой друг П-п-пинки... Легенда про фаэри <text:span text:style-name="T18">— </text:span><text:span text:style-name="T82">эт правда?</text:span></text:p>
      <text:p text:style-name="P50"><text:span text:style-name="T18">– </text:span><text:span text:style-name="T82">Какая из? Их много, вообще-то. Ик!</text:span></text:p>
      <text:p text:style-name="P50"><text:span text:style-name="T18">– </text:span><text:span text:style-name="T82">Про принцесс. Про то, что они фаэри, спустившиеся с неба во плоти, чтоб помогать пони управлять Эквестрией?</text:span></text:p>
      <text:p text:style-name="P50"><text:span text:style-name="T18">– </text:span><text:span text:style-name="T82">Макс, </text:span><text:span text:style-name="T18">– </text:span><text:span text:style-name="T82">захихикала Пинки, взъерошив копытами розовые кудряшки и попытавшись соорудить из них бороду, </text:span><text:span text:style-name="T18">– </text:span><text:span text:style-name="T8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8">– </text:span><text:span text:style-name="T82">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8">– </text:span><text:span text:style-name="T82">Ты что-о-о! Нельзя любить фаэри! Она похитит твоё сердце, и ты будешь искать её, пока не... </text:span><text:span text:style-name="T18">– </text:span><text:span text:style-name="T82">Пинки погрузилась в так и не съеденный салат «по-Кантерлотски» и захрапела.</text:span></text:p>
      <text:p text:style-name="P50"><text:span text:style-name="T18">– </text:span><text:span text:style-name="T82">Пока не умру?</text:span></text:p>
      <text:p text:style-name="P50"><text:span text:style-name="T18">– </text:span><text:span text:style-name="T82">Нет, глупенький, </text:span><text:span text:style-name="T18">– </text:span><text:span text:style-name="T82">пробулькала Пинки из миски. </text:span><text:span text:style-name="T18">– </text:span><text:span text:style-name="T82">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4">–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4">– </text:span>Судя по тому, как ты стремительно сбежал от меня не попрощавшись, у тебя проблемы. <text:span text:style-name="T14">– </text:span>заметила с укором кобылка.</text:p>
      <text:p text:style-name="P53"><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53"><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53"><text:span text:style-name="T14">– </text:span>У нас?</text:p>
      <text:p text:style-name="P53"><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4">– </text:span>Стооой! <text:span text:style-name="T14">– </text:span>заорал я. <text:span text:style-name="T14">– </text:span>Выпрыгивай из бочки!!!</text:p>
      <text:p text:style-name="P53">Кобылка-пилот улыбнулась и постукала копытцем по шлему, показывая, что не слышит меня.</text:p>
      <text:p text:style-name="P53"><text:span text:style-name="T14">– </text:span>Выпрыгивааа... <text:span text:style-name="T14">–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4">– </text:span>Эм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4">– </text:span>Смотри, вот те и ответ на вопрос, куда деваются пони!</text:p>
      <text:p text:style-name="P53"><text:span text:style-name="T14">– </text:span>Где? <text:span text:style-name="T14">– </text:span>единорожка начала оглядываться.</text:p>
      <text:p text:style-name="P53"><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53"><text:span text:style-name="T14">– </text:span>И что? Я всё равно не пойму, куда пони деваются? И куда пропала Скуталу?</text:p>
      <text:p text:style-name="P53"><text:span text:style-name="T14">– Я </text:span>их ем. <text:span text:style-name="T14">– </text:span>зверски ухмыльнувшись, сообщил я поняшам. <text:span text:style-name="T14">–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text:soft-page-break/></text:p>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4">— </text:span>забавного, не вполне нормального единорога, считающего себя то человеком, то аликорном.<text:span text:style-name="T14">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62"><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4">P.S. Н</text:span>е гневите мироздание воровством! <text:span text:style-name="T38">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4">— </text:span>если ты уже не сердишься на меня <text:span text:style-name="T14">—</text:span> или просто кладу рог тебе на плечо в противном случае.</text:p>
      <text:p text:style-name="P62"/>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4">ZZ Top – Gimme all your lovin</text:p>
      <text:p text:style-name="P84">Mothley Crue – Kick Start My Heart</text:p>
      <text:p text:style-name="P53"><text:soft-page-break/><text:span text:style-name="T14">–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4">–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ли нарисовать солнцем «<text:span text:style-name="T14">х#й</text:span>» на небе, чем заставить пони-чинушу поступиться хотя бы запятой в должностных инструкциях.</text:p>
      <text:p text:style-name="P53"><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53"><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4">– </text:span>Это неправильно! <text:span text:style-name="T14">– </text:span>заявила Рэйнбоу Дэш, отвернувшись от окна.</text:p>
      <text:p text:style-name="P53"><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53"><text:span text:style-name="T14">– </text:span>Да я не про то! <text:span text:style-name="T14">– </text:span>отмахнулась пегаска. <text:span text:style-name="T14">– </text:span>Посмотри на поле.</text:p>
      <text:p text:style-name="P53"><text:span text:style-name="T14">– </text:span>И что? Поле как поле.</text:p>
      <text:p text:style-name="P53"><text:span text:style-name="T14">– </text:span>Оно не убрано. <text:span text:style-name="T14">– </text:span>мрачно ответила пегаска. <text:span text:style-name="T14">–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4">– </text:span>У самого посёлка поля убраны. Наверняка дойдёт дело и до остальных.</text:p>
      <text:p text:style-name="P53"><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4">– </text:span>Спасибо, но от пинкиных плюшек у меня фланки округляются.</text:p>
      <text:p text:style-name="P53"><text:span text:style-name="T14">– </text:span>Да ладно тебе, Рэйнбоу Дэш! От одной не округлятся.</text:p>
      <text:p text:style-name="P53"><text:span text:style-name="T14">– </text:span>От одной —<text:span text:style-name="T14"> </text:span>нет. Но я ж на одной не остановлюсь... И вот что. Зови меня Дэш! А то и мне придётся звать тебя полным именем, а я этого не выношу. <text:span text:style-name="T14">– </text:span>Пегаска взяла карту и нахмурилась. <text:span text:style-name="T14">–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4"> </text:span>Как будто…</text:p>
      <text:p text:style-name="P53"><text:soft-page-break/><text:span text:style-name="T14">–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4">–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4">–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4">– </text:span>Леди и джентльпони! Просьба не паниковать! Поезд дальше не идёт: впереди провал! <text:span text:style-name="T14">– </text:span>крикнул проводник.</text:p>
      <text:p text:style-name="P53"><text:span text:style-name="T14">– </text:span>Какой ещё, в дышло, провал? Я проезжал тут два дня назад!</text:p>
      <text:p text:style-name="P53"><text:span text:style-name="T14">– </text:span>Безобразие! Верните мне деньги за билет!</text:p>
      <text:p text:style-name="P53"><text:span text:style-name="T14">– </text:span>Как вы смеете! Я опоздаю в порт! <text:s/><text:span text:style-name="T14">–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4">– </text:span>Эта дыра фиг знает на сколько длится! <text:span text:style-name="T14">– </text:span>заявила Дэш, выныривая из темноты. <text:span text:style-name="T14">–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4">– </text:span>Дэш, нам надо на ту сторону.</text:p>
      <text:p text:style-name="P53"><text:span text:style-name="T14">– </text:span>Нет проблем. Я могу тебя перенести.</text:p>
      <text:p text:style-name="P53">Я с сомнением посмотрел на пегаску. Дэш в холке была мне по пояс.</text:p>
      <text:p text:style-name="P53"><text:span text:style-name="T14">– </text:span>Ты точно в этом уверена?</text:p>
      <text:p text:style-name="P53"><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53">Мля.</text:p>
      <text:p text:style-name="P53"><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4">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4">– </text:span>Ты как, в порядке? Макс? <text:span text:style-name="T14">– п</text:span>егаска озабоченно потрогала меня за плечо. <text:span text:style-name="T14">–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4">– </text:span>Я чувствую, что только что упустил отличную возможность отлить на вселенную!</text:p>
      <text:p text:style-name="P53"><text:soft-page-break/></text:p>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61">Принцесса Селестия Эквестрийская, Дневная Глава Диархии, Непобедимое Солнце, Защитница Кантерлота, Страж Эверфри и прочая и прочая...» </text:span><text:span text:style-name="T54">– </text:span><text:span text:style-name="T59">прочитал охранник, близоруко щурясь.</text:span></text:p>
      <text:p text:style-name="P53"><text:span text:style-name="T14">– </text:span>Удостоверение личности предъявлять? <text:span text:style-name="T14">– </text:span>осведомился я.</text:p>
      <text:p text:style-name="P53"><text:span text:style-name="T14">– </text:span>Ч-ч-человеку М-м-максу? <text:span text:style-name="T14">–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53">Дэш, ни слова не говоря, прислонила ухо к двери.</text:p>
      <text:p text:style-name="P53"><text:span text:style-name="T14">– </text:span>Будешь смеяться, но именно этим он и занят. Вызывает полицию по телефону. <text:span text:style-name="T14">– </text:span>сообщила пегаска.</text:p>
      <text:p text:style-name="P53"><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4">– </text:span>Оп-па! <text:span text:style-name="T14">– </text:span>пегаска оторвала ухо от двери. <text:span text:style-name="T14">–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4">– </text:span>Сколько у нас времени?</text:p>
      <text:p text:style-name="P53">Дэш почесала в затылке.</text:p>
      <text:p text:style-name="P53"><text:soft-page-break/><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4">–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4">–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p>
      <text:p text:style-name="P53">Снаружи послышался вой сирены и цокот множества копыт.</text:p>
      <text:p text:style-name="P53"><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4">– </text:span>Это твои двадцать минут? <text:span text:style-name="T14">– </text:span>возмутился я. <text:span text:style-name="T14">– </text:span>Да ещё и десяти не прошло!</text:p>
      <text:p text:style-name="P53">Дэш вымучено скривилась.</text:p>
      <text:p text:style-name="P53"><text:span text:style-name="T14">– П</text:span>римат Макс, здание окружено! Мы знаем, что ты внутри! Выходи добровольно, или будешь взят силой! <text:span text:style-name="T14">– </text:span>загремел усиленный мегафоном голос.</text:p>
      <text:p text:style-name="P53">Я разбил топором стеклянные дверцы прибора и вытащил рубины.</text:p>
      <text:p text:style-name="P53"><text:span text:style-name="T14">–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4">– </text:span>Ну уж фигушки. Я тебя тут не оставлю.</text:p>
      <text:p text:style-name="P53"><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4">– Н</text:span>е тупи! <text:span text:style-name="T14">– </text:span>упрямо мотнула головой пегаска. <text:span text:style-name="T14">–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oft-page-break/><text:span text:style-name="T14">– </text:span>Быстро за мной! <text:span text:style-name="T14">–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4">– Ю-</text:span>хууу<text:span text:style-name="T14">!!!</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4">–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4">– </text:span>Макс, подвинься!</text:p>
      <text:p text:style-name="P53">Пегаска оттеснила меня крупом и повернулась к двери задом.</text:p>
      <text:p text:style-name="P53"><text:span text:style-name="T14">–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4">– </text:span>Ты чего на меня так уставился? <text:span text:style-name="T14">– </text:span>подозрительно спросила пегаска.</text:p>
      <text:p text:style-name="P53"><text:span text:style-name="T14">– </text:span>Да так… Не ожидал, что ты такая…</text:p>
      <text:p text:style-name="P53"><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4">–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4">– </text:span>Ты! Не! По! Нял! Те! Бе! Не! Льзя! Тут! Ос! Та! ВАТЬСЯ!!! <text:span text:style-name="T14">–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oft-page-break/><text:span text:style-name="T14">–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4">–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4">–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4">–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4">– </text:span>А это у нас кто? Гмм. Пегаска. Вот так раз! Рэйнбоу Дэш! Какими судьбами?</text:p>
      <text:p text:style-name="P53"><text:span text:style-name="T14">– </text:span>ТРИКСИ! <text:span text:style-name="T14">– <text:s/></text:span>фейсхуфнула Дэш. <text:span text:style-name="T14">– </text:span>Во имя Селестии, ЧТО ты тут делаешь?!!</text:p>
      <text:p text:style-name="P53"><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4">–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53"><text:span text:style-name="T14">– </text:span>Трикси! Не смей! У нас мегаважное задание! Нам нужно вернуться Понивилль во что бы то ни стало! <text:span text:style-name="T14">– </text:span>пегаска извивалась изо всех сил, пытаясь выбраться из магического захвата.</text:p>
      <text:p text:style-name="P53"><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4">– </text:span>Ей ведь нельзя рассказывать, да?</text:p>
      <text:p text:style-name="P53"><text:soft-page-break/><text:span text:style-name="T14">– </text:span>Нельзя. <text:span text:style-name="T14">– </text:span>подтвердил я. <text:span text:style-name="T14">–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4">–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4">– </text:span>ОГО!</text:p>
      <text:p text:style-name="P53">Единорожка аж уселась на крыльцо от удивления.</text:p>
      <text:p text:style-name="P53"><text:span text:style-name="T14">–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4">– </text:span>Мы приняли решение не выдавать вас полиции в обмен на то, что вы расскажете нам о вашей секретной миссии!</text:p>
      <text:p text:style-name="P53"><text:span text:style-name="T14">– </text:span>Не пойдёт! <text:span text:style-name="T14">– </text:span>заявил я. <text:span text:style-name="T14">– </text:span>Я уже сказал, что это тайна. Мне добавить нечего.</text:p>
      <text:p text:style-name="P53"><text:span text:style-name="T14">– </text:span>Да неужели? <text:span text:style-name="T14">– </text:span>захлопала ресницами Трикси. <text:span text:style-name="T14">–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3"/>
      <text:p text:style-name="P53"><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53"><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4">–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38">Исчезновение дневной главы диархии: Эквестрия в панике!</text:span>» (статья двухдневной давности).</text:p>
      <text:p text:style-name="P53">«<text:span text:style-name="T3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oft-page-break/>«<text:span text:style-name="T3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8">Да отстаньте же вы от меня! Он сказал, что ест пони, но я этого НЕ ВИДЕЛА!!!</text:span>»).</text:p>
      <text:p text:style-name="P53">«<text:span text:style-name="T3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43"><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3"><text:span text:style-name="T14">– </text:span>Прикинь, а? <text:span text:style-name="T14">– </text:span>участливо ткнулась в меня носом Дэш. <text:span text:style-name="T14">– </text:span>Над моими приколами тоже одна я смеюсь. У<text:span text:style-name="T14">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4">–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text:soft-page-break/>Трижды дерьмо!!! Я забыл, что для проведения эксперимента, нам нужна помощь Селестии!</text:p>
      <text:p text:style-name="P53"/>
      <text:p text:style-name="P68"><text:span text:style-name="T1">«.</text:span><text:span text:style-name="T5">..А ускоритель </text:span><text:span text:style-name="T16">— </text:span><text:span text:style-name="T5">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4">Show must go on!</text:span></text:p>
      <text:p text:style-name="P53">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3">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4. <text:span text:style-name="T1">Деградация</text:span></text:h>
      <text:p text:style-name="P43">&lt;<text:span text:style-name="T86">David Bowie - Lets Dance/ Ashes To Ashes</text:span></text:p>
      <text:p text:style-name="P43"><text:span text:style-name="T86">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text:soft-page-break/>–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8">Добро пожаловать в Груммингтон! Вам здесь рады!</text:span></text:p>
      <text:p text:style-name="P53"><text:span text:style-name="T38">Население города </text:span><text:span text:style-name="T87">302 пони</text:span><text:span text:style-name="T38">.</text:span></text:p>
      <text:p text:style-name="P53"><text:span text:style-name="T87">250 пони</text:span><text:span text:style-name="T38">.</text:span></text:p>
      <text:p text:style-name="P53"><text:span text:style-name="T87">125 поней</text:span><text:span text:style-name="T38">.</text:span></text:p>
      <text:p text:style-name="P53"><text:span text:style-name="T38">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8">Крепко обнимаю, чешу холку, хлопаю по шее! Твой Макс. </text:span><text:span text:style-name="T28">Дружба </text:span><text:span text:style-name="T48">—</text:span><text:span text:style-name="T28"> </text:span><text:span text:style-name="T5">э</text:span><text:span text:style-name="T28">то, </text:span><text:span text:style-name="T89">так её </text:span><text:span text:style-name="T5">разэтак</text:span><text:span text:style-name="T89">,</text:span><text:span text:style-name="T28"> магия!</text:span><text:span text:style-name="T74">»</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text:soft-page-break/>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text:soft-page-break/>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text:soft-page-break/>–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87">37 пни</text:span></text:p>
      <text:p text:style-name="P70">24пн</text:p>
      <text:p text:style-name="P70">15</text:p>
      <text:p text:style-name="P53"><text:span text:style-name="T38">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8">Добро пожаловать в Груммингтон! Вам здесь рады!</text:span></text:p>
      <text:p text:style-name="P53"><text:span text:style-name="T38">Население города </text:span><text:span text:style-name="T87">302 пони</text:span><text:span text:style-name="T38">.</text:span></text:p>
      <text:p text:style-name="P53"><text:span text:style-name="T87">250 пони</text:span><text:span text:style-name="T38">.</text:span></text:p>
      <text:p text:style-name="P53"><text:span text:style-name="T87">125 поней</text:span><text:span text:style-name="T38">.</text:span></text:p>
      <text:p text:style-name="P53"><text:span text:style-name="T38">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4">&lt;</text:span><text:span text:style-name="T73">Metallica-Enter Sandman</text:span><text:span text:style-name="T14">&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3">&lt;<text:span text:style-name="T72">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6">«</text:span><text:span text:style-name="T3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6">».</text:span> «<text:span text:style-name="T38">Провинция пустеет: репортаж из обеспоневшего посёлка</text:span>». «<text:span text:style-name="T38">Нехватка пегасов-погодников: указ принцессы Луны разрешает набор в погодные команды пегасов без лётных аттестатов</text:span>». «<text:span text:style-name="T38">Опасный преступник «примат-макс» всё ещё на </text:span><text:soft-page-break/><text:span text:style-name="T38">свободе! Фетлок приходит в себя после разгрома павильона Псинтела. Награда за поимку возросла до двадцати тысяч!!!</text:span>». «<text:span text:style-name="T38">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text:soft-page-break/>–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text:soft-page-break/>– Погоди, Дэш, консервы-то не выкидывай! Ты ж сама говорила, что только-только размялась и всё такое. <text:span text:style-name="T88">И магазин</text:span>ы вовсе<text:span text:style-name="T88"> не </text:span>бесплатные<text:span text:style-name="T88">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text:soft-page-break/>Сияние. <text:span text:style-name="T88">Оно п</text:span>овсюду. <text:span text:style-name="T88">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8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text:soft-page-break/>–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88">А т</text:span>ы вставать не хотел! Я очень-очень испугалась. <text:span text:style-name="T88">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4">–</text:span> А какой у тебя там был образ жизни?</text:p>
      <text:p text:style-name="P53"><text:span text:style-name="T14">–</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4">–</text:span> Дискордовы яйца! Ты сидел в тюрьме? За что тебя посадили?</text:p>
      <text:p text:style-name="P53"><text:span text:style-name="T14">–</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4">–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3">о такие… гм… заклинания. Ты </text:span><text:span text:style-name="T50">пишешь</text:span><text:span text:style-name="T63">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7">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3"><text:span text:style-name="T6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4">сделать крюк</text:span> в сто миль?! Да это ж ещё неделю ходьбы! У нас картошки осталось на день, твоими стараниями<text:span text:style-name="T14">!</text:span></text:p>
      <text:p text:style-name="P55">Пегаска <text:span text:style-name="T14">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8">матюков мне</text:span> удалось замазать самые большие щели. За тестовый<text:span text:style-name="T88"> </text:span>получасовый заплыв<text:span text:style-name="T88">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4"/>
      <text:p text:style-name="P44">…</text:p>
      <text:p text:style-name="P44">&lt;<text:bookmark text:name="eow-title"/><text:span text:style-name="T78">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88">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88">н жил с пони! И они </text:span>офигенски <text:span text:style-name="T88">любили друг друга! И у них </text:span>был<text:span text:style-name="T88"> </text:span>офигенский <text:span text:style-name="T88">секс! </text:span>И это было круто!<text:span text:style-name="T88"> </text:span>А ты… Ты <text:span text:style-name="T14">—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4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4">– </text:span>Выф-выф-вуф! <text:span text:style-name="T14">– </text:span>возразил я.</text:p>
      <text:p text:style-name="P55">Отпихнув от лица живот пегаски и выплюнув шерсть, я продолжил.</text:p>
      <text:p text:style-name="P55"><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4">– </text:span>Бе-бе-бе! <text:span text:style-name="T14">– </text:span>устало передразнила меня Дэш. <text:span text:style-name="T14">– </text:span><text:span text:style-name="T30">Макс! Я </text:span><text:span text:style-name="T34">— </text:span><text:span text:style-name="T30">плохая пони, потому что хотела получить то, что мне не принадлежит.</text:span> Но какой же ты всё-таки глупый! Пойми, смертные <text:span text:style-name="T14">— </text:span>игрушки в копытах вечных. Люби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4">– </text:span>Дэш, я знаю. Просто не могу о ней забыть.</text:p>
      <text:p text:style-name="P55">Пегаска тяжело поднялась.</text:p>
      <text:p text:style-name="P55"><text:span text:style-name="T14">– </text:span>Везёт же некоторым. <text:span text:style-name="T14">– </text:span>пробормотала она, раскрывая крылья для просушки.</text:p>
      <text:p text:style-name="P55">…</text:p>
      <text:p text:style-name="P55"><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5">– </text:span><text:span text:style-name="T44">Макс, ты весь дрожишь! Тебе надо просушить шерсть. </text:span>Снимай-ка одежду! <text:span text:style-name="T14">–</text:span> <text:span text:style-name="T1">с</text:span>командовала Дэш.</text:p>
      <text:p text:style-name="P1"><text:span text:style-name="T14">–</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Макс. Хочешь, верь, не хочешь — не верь. Нельзя сохнуть по аликорну! &lt;</text:span><text:span text:style-name="T3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4">– </text:span><text:span text:style-name="T1">Я не умею. Неумеха. </text:span><text:span text:style-name="T14">–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text:soft-page-break/>– <text:span text:style-name="T1">Дэш… Ты же понимаешь, что я не люблю тебя?</text:span></text:p>
      <text:p text:style-name="P44">–<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4">– </text:span>Хорошо, пусть это будет моей фантазией. А ты правда принимаешь меня?</text:p>
      <text:p text:style-name="P3"><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ммм…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72">Seal – Amazing (Thin White Duke remix)</text:span>&gt;</text:p>
      <text:p text:style-name="P1"><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м-м-м…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text:soft-page-break/>тела и ещё примерно такой же… <text:span text:style-name="T14">–</text:span> прошептала пегаска и закрыла глаза, уткнувшись носом мне в <text:span text:style-name="T1">плечо</text:span>. Дыхание у неё стало прерывистым.</text:p>
      <text:p text:style-name="P1"><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Макс,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ммм…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4">&lt;<text:span text:style-name="T72">Mothley Crue – Cickstart my heart</text:span>&gt;</text:p>
      <text:p text:style-name="P55">«<text:span text:style-name="T3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8">Нехватка погодных пегасов: Вондерболты перешли к круглосуточной вахте</text:span>». «<text:span text:style-name="T38">Общественные работы: распоряжением принцессы Луны работы по строительству мостов через провалы расширены и на субботу</text:span>». «<text:span text:style-name="T3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4">–</text:span> Про меня таки забыли. Отлично.</text:p>
      <text:p text:style-name="P55"><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55"><text:span text:style-name="T14">–</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4">– </text:span>Твайлайт, привет! Мы вернулись! <text:span text:style-name="T14">–</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4">– К</text:span>АКОГО ХУЯ?!! Твайлайт, ёб твою понимать, ты чё творишь? <text:span text:style-name="T14">– </text:span>я вцепился в ручку двери.</text:p>
      <text:p text:style-name="P55"><text:span text:style-name="T14">– </text:span>Твайли, ты чего? <text:span text:style-name="T14">– </text:span>брыкалась Дэш. <text:span text:style-name="T14">– </text:span>Немедленно опусти меня на пол!</text:p>
      <text:p text:style-name="P55"><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text:soft-page-break/>ХРУСТЬ!</text:p>
      <text:p text:style-name="P55">Дверная ручка оторвалась с мясом и я продолжил низвержение в подвал.</text:p>
      <text:p text:style-name="P55"><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4">– </text:span>Не беспокойся, Макс-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4">–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4">– </text:span>Твайлайт, не смей! <text:span text:style-name="T14">– </text:span>хриплым от ужаса голосом прошептал я.</text:p>
      <text:p text:style-name="P55"><text:span text:style-name="T14">–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4">–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4">– О</text:span>у! <text:span text:style-name="T88">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4">– </text:span>Хрен-то тебе зачем? <text:span text:style-name="T14">– </text:span>с бессильной злостью спросил я. <text:span text:style-name="T14">– </text:span><text:span text:style-name="T88">Т</text:span>ы собираешься устроить филиал порнхаба для пони-извращенцев?</text:p>
      <text:p text:style-name="P55"><text:span text:style-name="T14">–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oft-page-break/><text:span text:style-name="T14">– </text:span>А если попроще?</text:p>
      <text:p text:style-name="P55"><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55"><text:span text:style-name="T14">–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5">***</text:p>
      <text:p text:style-name="P45"/>
      <text:p text:style-name="P55"><text:span text:style-name="T14">–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4">–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4">–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4">– </text:span>Никогда, слышишь, никогда больше не смей подымать меня...</text:p>
      <text:p text:style-name="P55"><text:span text:style-name="T14">– </text:span>Откуда я знала, что резонансное заклинание так среагирует на...</text:p>
      <text:p text:style-name="P55"><text:span text:style-name="T14">– М</text:span>акс? <text:span text:style-name="T14">– </text:span>пегаска заметила, что я открыл глаза. <text:span text:style-name="T14">– </text:span>Ты в порядке?</text:p>
      <text:p text:style-name="P55">Я издал нечто среднее между брачным рёвом лося и стоном умирающего слона.</text:p>
      <text:p text:style-name="P55"><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oft-page-break/><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4">–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4">– Н</text:span>е умничай! Что ты имеешь ввиду под «крупной энергомагической вспышкой»? <text:span text:style-name="T14">– </text:span>почесала в затылке Эпплджек. <text:span text:style-name="T14">– </text:span>Нам хватит ведра воды, чтоб её потушить?</text:p>
      <text:p text:style-name="P55"><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4">– </text:span>Ты хорошо подумала? <text:span text:style-name="T14">– н</text:span>ахмурилась Рэйнбоу Дэш. <text:span text:style-name="T14">– </text:span>В Эквестрии десятки таких городов, как Понивилль! Мы не можем махнуть на них крылом!</text:p>
      <text:p text:style-name="P55"><text:span text:style-name="T14">– </text:span>Тебе-то на Понивилль точно махать! <text:span text:style-name="T14">– </text:span>огрызнулась фермерша. <text:span text:style-name="T14">– Т</text:span>вой дом, поди, не зацепит.</text:p>
      <text:p text:style-name="P55"><text:span text:style-name="T14">– </text:span>Что ты сказала? А ну, повтори? <text:span text:style-name="T14">– </text:span>взвилась пегаска.</text:p>
      <text:p text:style-name="P55"><text:span text:style-name="T14">– </text:span>Не ссорьтесь, девчёнки. <text:span text:style-name="T14">– </text:span>встрял я. <text:span text:style-name="T14">– </text:span>Ничем рисковать не придётся. У меня есть другой вариант.</text:p>
      <text:p text:style-name="P55"><text:span text:style-name="T14">– </text:span>Ась?</text:p>
      <text:p text:style-name="P55"><text:span text:style-name="T14">– </text:span>Что?</text:p>
      <text:p text:style-name="P55"><text:span text:style-name="T14">– </text:span>Какой? <text:span text:style-name="T14">– </text:span>разом <text:span text:style-name="T14">о</text:span>бернулась ко мне компания.</text:p>
      <text:p text:style-name="P55"><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55"><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4">– Л</text:span>ягать! <text:span text:style-name="T14">– </text:span>сморщилась Эпплджек. <text:span text:style-name="T14">– </text:span>У меня после ожерелья Честности в башке гудит, как после маковского сидра!</text:p>
      <text:p text:style-name="P55"><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4">– </text:span>Рэр, иногда лучше жевать, чем говорить. Вот честно!</text:p>
      <text:p text:style-name="P55"><text:soft-page-break/><text:span text:style-name="T14">– </text:span>Как пожелаешь! Макс,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4">– </text:span>Они лежали в нагрудном кармане рубашки.</text:p>
      <text:p text:style-name="P55">Твайлайт отвлеклась от доски.</text:p>
      <text:p text:style-name="P55"><text:span text:style-name="T14">–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4">– </text:span>Вот, прибрался малёхо. Но с потолка сажу ещё не успел счистить, там стремянка нужна.</text:p>
      <text:p text:style-name="P55"><text:span text:style-name="T14">– </text:span>Спайки-Вайки, не выкидывай одежду, пожалуйста. В ней должны быть рубины.</text:p>
      <text:p text:style-name="P55"><text:span text:style-name="T14">– </text:span>Какие ещё рубины? <text:span text:style-name="T14">– </text:span>переспросил Спайк и зажевал быстрее.</text:p>
      <text:p text:style-name="P55"><text:span text:style-name="T14">–</text:span> Резонаторные! <text:span text:style-name="T14">–</text:span> холодея, ответил я. <text:span text:style-name="T14">– </text:span>В кармане рубашки должны лежать четыре кристалла.</text:p>
      <text:p text:style-name="P55"><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33"/>
      <text:p text:style-name="P55">…</text:p>
      <text:p text:style-name="P55"/>
      <text:p text:style-name="P55"><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4">– К</text:span>акой-то неправильный у Макса смех! <text:span text:style-name="T14">– </text:span>голос Пинки был еле слышен из-под наваленных на меня подушек. <text:span text:style-name="T14">–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4">– </text:span>Макс. Ты сейчас правильный, или нет?</text:p>
      <text:p text:style-name="P55"><text:span text:style-name="T14">– </text:span>Макс, ты как? Тебе уже лучше? <text:span text:style-name="T14">– </text:span>в прямоугольнике появилась голова Рэйнбоу Дэш.</text:p>
      <text:p text:style-name="P55"><text:span text:style-name="T14">– </text:span>Фигурально выражаясь, ты в себе? <text:span text:style-name="T14">– </text:span>вклинилась между ними Твайлайт Спаркл.</text:p>
      <text:p text:style-name="P55"><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4">– </text:span>Отпустите. Я уже правильный. <text:span text:style-name="T14">–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55"><text:span text:style-name="T14">– </text:span>Спайк!!! Немедленно... <text:s/>сбегай в лавку к Кейкам за выпечкой! Нам всем нужно успокоиться.</text:p>
      <text:p text:style-name="P55"><text:span text:style-name="T14">– </text:span>Уже бегу!</text:p>
      <text:p text:style-name="P55"/>
      <text:p text:style-name="P56">***</text:p>
      <text:p text:style-name="P55"/>
      <text:p text:style-name="P55"><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4">– </text:span>Ты точно знаешь, что делаешь? <text:span text:style-name="T14">– </text:span>переспросила Эпплджек. <text:span text:style-name="T14">– </text:span>Мне бы не хотелось, чтоб от Понивилля остались одни головешки.</text:p>
      <text:p text:style-name="P55"><text:span text:style-name="T14">– </text:span>Не беспокойся, всё просчитано. Я уверена, я подчёркиваю, абсолютно уверена в безопасности эксперимента!</text:p>
      <text:p text:style-name="P55"><text:span text:style-name="T14">– </text:span>Ой, чего-то мне нехорошо становится, когда ты так говоришь...</text:p>
      <text:p text:style-name="P55"><text:span text:style-name="T14">–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4">&lt;<text:span text:style-name="T72">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11">Обращение к читателям: это наш прощальный выпуск. «Кантерлот Геральд» закрывается — у нас больше не осталось работников</text:span><text:span text:style-name="T1">». «</text:span><text:span text:style-name="T11">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1">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1">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1">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1">Обновление карт депонификации: филлидельфийская </text:span><text:span text:style-name="T90">магическая </text:span><text:span text:style-name="T11">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88"> </text:span>покои Луны<text:span text:style-name="T88"> </text:span>через открытые балконные двери<text:span text:style-name="T88">.</text:span></text:p>
      <text:p text:style-name="P55"><text:soft-page-break/>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4">– </text:span>А-а-а, ты всё-таки пришёл… <text:span text:style-name="T14">–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4">–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4">–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4">– </text:span>Сожалеем, что не можем убить тебя.</text:p>
      <text:p text:style-name="P55">Обернувшись я встречаюсь с рогом аликорницы, нацеленным мне в грудь.</text:p>
      <text:p text:style-name="P55"><text:span text:style-name="T14">–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4">–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4">–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4">– </text:span>Кимеринн погиб, чтобы ты жил.</text:p>
      <text:p text:style-name="P55">Шаг назад.</text:p>
      <text:p text:style-name="P55"><text:span text:style-name="T14">– </text:span>Сел осталась без магии и развоплотилась из-за тебя.</text:p>
      <text:p text:style-name="P55">Шаг назад.</text:p>
      <text:p text:style-name="P55"><text:span text:style-name="T14">– </text:span>Столько надежд впустую. И, как финальная насмешка, ты увидишь гибель всего, что Нам дорого?! Не бывать этому! ПОШЁЛ ВОН!!!</text:p>
      <text:p text:style-name="P55"><text:soft-page-break/>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4"/>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8">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4">– </text:span>Ты ведь вернёшься? Не говори им, что увидел там! <text:span text:style-name="T14">–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4">– </text:span>Как тебя зовут, малышка? Я постараюсь найти тебя. Может быть, ещё не поздно.</text:p>
      <text:p text:style-name="P55">Пегаска приветственно машет копытом.</text:p>
      <text:p text:style-name="P33"><text:span text:style-name="T51">– </text:span><text:span text:style-name="T40">Шейла! Шейла Блюскай! И я уже не малышка! </text:span><text:span text:style-name="T51">– </text:span><text:span text:style-name="T40">она тычет в кьютимарку в виде ластика, стирающего тучу. </text:span><text:span text:style-name="T14">&lt;</text:span>Макс находит её в Терре по кьютимарке на рюкзаке<text:span text:style-name="T14">&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oft-page-break/><text:span text:style-name="T14">–</text:span> <text:span text:style-name="T1">Макс?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44">— </text:span><text:span text:style-name="T1">т</text:span>ы стал слишком бледный. Я решила прервать <text:span text:style-name="T1">заклинание</text:span>. Как ты себя…</text:p>
      <text:p text:style-name="P1"><text:span text:style-name="T55">–</text:span><text:span text:style-name="T44"> … чувствуешь, дорогая Рэрити?! Я могу чем-нибудь помочь? Вот, выпей воды! </text:span><text:span text:style-name="T55">–</text:span><text:span text:style-name="T44">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4">– </text:span>Ну что? Увидел что-нибудь, сахарок?</text:p>
      <text:p text:style-name="P55">Пони уставились на меня с надеждой.</text:p>
      <text:p text:style-name="P55"><text:span text:style-name="T14">– </text:span>Да.</text:p>
      <text:p text:style-name="P55">Откровение давило на психику как тонна кирпичей. Я не знал, что им сказать. Я не мог.</text:p>
      <text:p text:style-name="P55"><text:span text:style-name="T14">– П</text:span>ревосходно!</text:p>
      <text:p text:style-name="P55"><text:span text:style-name="T14">– </text:span>Это просто супер-дупер-здоровски-потрясно!</text:p>
      <text:p text:style-name="P55"><text:span text:style-name="T14">– </text:span>Йей!</text:p>
      <text:p text:style-name="P55"><text:span text:style-name="T14">– </text:span>Ю-ху!</text:p>
      <text:p text:style-name="P55"><text:span text:style-name="T14">– О</text:span>фигенно! Мы победили! Макс, ты молодец!</text:p>
      <text:p text:style-name="P55"><text:span text:style-name="T14">– </text:span>Замечательно! Секундочку, я приготовлю дневник…</text:p>
      <text:p text:style-name="P55">Восторг пони постепенно сменился ожиданием. Я молчал.</text:p>
      <text:p text:style-name="P55"><text:span text:style-name="T14">– </text:span>Э-м-м? И что же ты увидел? <text:span text:style-name="T14">– </text:span>не выдержала Твайлайт.</text:p>
      <text:p text:style-name="P55"><text:span text:style-name="T14">– </text:span>Я… не могу сказать.</text:p>
      <text:p text:style-name="P55">Ожидание сменилось недоумением. Рэйнбоу Дэш насмешливо скривила губы.</text:p>
      <text:p text:style-name="P55"><text:span text:style-name="T14">– </text:span>Да ладно! Кончай прикалываться, мы же ждём! Шутка зачлась!</text:p>
      <text:p text:style-name="P55"><text:span text:style-name="T14">– </text:span>Не могу!!!</text:p>
      <text:p text:style-name="P55"/>
      <text:p text:style-name="P55">…</text:p>
      <text:p text:style-name="P55"/>
      <text:p text:style-name="P55">Молчание прервала Эпплджек.</text:p>
      <text:p text:style-name="P55"><text:span text:style-name="T14">– </text:span>Сахарок, с тобой всё в порядке?</text:p>
      <text:p text:style-name="P55">Дэш подошла ко мне вплотную, обняла мою голову и прижалась нос к носу.</text:p>
      <text:p text:style-name="P55"><text:span text:style-name="T14">– </text:span>Макс, ты чего? <text:span text:style-name="T14">– </text:span>прошептала она. <text:span text:style-name="T14">– </text:span>Тебя во сне кто-то заколдовал? Мигни мне правым глазом, если да.</text:p>
      <text:p text:style-name="P55">Я высвободился из объятий пегаски.</text:p>
      <text:p text:style-name="P55"><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4">– </text:span>Конски яблоки! Вот это поворот! А мне так хотелось узнать, что за нечисть тут орудует!</text:p>
      <text:p text:style-name="P55"><text:soft-page-break/><text:span text:style-name="T14">–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4">–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4">– </text:span>Рэр, отвали!</text:p>
      <text:p text:style-name="P55"><text:span text:style-name="T14">– </text:span>Оу, какие страсти! Ладно-ладно, не сердись, дорогая, не мешаю!</text:p>
      <text:p text:style-name="P55"><text:span text:style-name="T14">–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4">– </text:span>Стойте!</text:p>
      <text:p text:style-name="P55">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55"><text:span text:style-name="T14">– </text:span>Ага, вот! Нашла! Макс прав! В «Заклинании Последнего Шанса» есть такое! <text:span text:style-name="T14">– </text:span>единорожка принялась зачитывать отрывок.</text:p>
      <text:p text:style-name="P55">…</text:p>
      <text:p text:style-name="P55">«<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8">и </text:span><text:span text:style-name="T16">слишком громко думать. И сообщить способ спасения — означает его разрушить.</text:span>»</text:p>
      <text:p text:style-name="P55">…</text:p>
      <text:p text:style-name="P55"><text:span text:style-name="T14">– </text:span>Ты хочешь сказать, если Макс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55">Пегаска сжала голову копытами.</text:p>
      <text:p text:style-name="P55"><text:span text:style-name="T14">–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55"><text:span text:style-name="T14">– </text:span><text:span text:style-name="T88">Допустим, кот бессмертен. Также допустим, что кот з</text:span>аколдован<text:span text:style-name="T88"> </text:span>отложенным <text:span text:style-name="T88">заклятие</text:span>м<text:span text:style-name="T88"> Стирания, которое сработает, если кто-то откроет ящик</text:span>. <text:span text:style-name="T88">То есть, п</text:span>ри открытии<text:span text:style-name="T88"> ящик</text:span>а<text:span text:style-name="T88"> кот исчезнет из </text:span>бытия<text:span text:style-name="T88"> </text:span>— его нет, и никогда не было.</text:p>
      <text:p text:style-name="P55"><text:span text:style-name="T14">– </text:span>Бедный котик. <text:span text:style-name="T14">– </text:span>прошептала Флаттершай.</text:p>
      <text:p text:style-name="P55">Я насторожился, услышав знакомое заклинание.</text:p>
      <text:p text:style-name="P55"><text:span text:style-name="T14">– </text:span>Стой! Откуда тебе известно про заклинание Стирания?</text:p>
      <text:p text:style-name="P55"><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55"><text:span text:style-name="T14">– </text:span>Гм. Ну ладно, продолжай.</text:p>
      <text:p text:style-name="P55"><text:span text:style-name="T14">– </text:span>Так вот, по условию эксперимента известно, что вероятность того, что кто-то откроет ящик, ненулевая.</text:p>
      <text:p text:style-name="P55"><text:span text:style-name="T14">– </text:span>И что это означает, дорогая? <text:span text:style-name="T14">– </text:span>спросила Рэрити.</text:p>
      <text:p text:style-name="P55"><text:soft-page-break/><text:span text:style-name="T14">– </text:span>Это значит, что кто-нибудь когда-нибудь обязательно откроет его.</text:p>
      <text:p text:style-name="P55"><text:span text:style-name="T14">– </text:span>У меня щас башка лопнет! <text:span text:style-name="T14">– </text:span>пожаловалась Дэш. <text:span text:style-name="T14">– </text:span>Так всё-таки, когда этот грёбаный ящик откроют?</text:p>
      <text:p text:style-name="P55"><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4">–</text:span> То есть, ты хочешь сказать, что мы все — навроде этого кота, а Макс боится открыть ящик? Чтоб мы не исчезли окончательно?</text:p>
      <text:p text:style-name="P55"><text:span text:style-name="T14">–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4">–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4">– </text:span>Лягать! <text:span text:style-name="T14">– </text:span>выругалась Дэш. <text:span text:style-name="T14">– </text:span>Значит, наши усилия по доставке резонаторов пошли лесом.</text:p>
      <text:p text:style-name="P55"><text:span text:style-name="T14">–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4">– </text:span>Тихо! Спайк, будь добр, сбегай к Кейкам за выпечкой. Нам надо успокоиться. Макс, хоть про Селестию ты нам можешь рассказать?</text:p>
      <text:p text:style-name="P55"><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55"><text:span text:style-name="T14">– А </text:span>как ты узнал… <text:span text:style-name="T14">– </text:span>начала было единорожка, но её перебил напряжённый голос Спайка.</text:p>
      <text:p text:style-name="P55"><text:span text:style-name="T14">– </text:span>Твай! <text:span text:style-name="T14">– </text:span>дракончик стоял в дверях спиной к нам. <text:span text:style-name="T14">– </text:span>У нас гости.</text:p>
      <text:p text:style-name="P55">Спайк попятился назад. Дверь широко растворилась и в библиотеку вошла Луна.</text:p>
      <text:p text:style-name="P55"/>
      <text:h text:style-name="Heading_20_2" text:outline-level="2">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4">– </text:span>Макс, беги!!!</text:p>
      <text:p text:style-name="P55"><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55">Мы с пегаской застыли в синем левитационном поле и поплыли к Луне.</text:p>
      <text:p text:style-name="P55"><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4">–</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4">–</text:span> Мне очень жаль, Ваше Высочество, но Селестия назначила Макса МОИМ руководителем, и этот приказ НИКТО не отменял! Он МОЙ! <text:span text:style-name="T14">&lt;</text:span><text:span text:style-name="T30">Добавить в главы с Твайлайт её попытки заигрывания с Максом</text:span><text:span text:style-name="T14">&gt;</text:span></text:p>
      <text:p text:style-name="P55">В голосе лавандовой единорожки звучал металл. Мы опять полетели к Твайлайт.</text:p>
      <text:p text:style-name="P55"><text:span text:style-name="T14">–</text:span> ДОВОЛЬНО! НАМ НАДОЕЛА ЭТА НЕПОКОРНОСТЬ! ПОЗНАЙ ГНЕВ ПРИНЦЕССЫ НОЧИ!!!</text:p>
      <text:p text:style-name="P55"><text:span text:style-name="T14">–</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55"><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55"><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55"><text:soft-page-break/><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4">– О</text:span>хренеть! <text:span text:style-name="T14">– </text:span>чертыхнулся Спайк. <text:span text:style-name="T14">– </text:span><text:s/>Твай, она создаёт сферу стихий!</text:p>
      <text:p text:style-name="P55"><text:span text:style-name="T14">– </text:span>Вижу! <text:span text:style-name="T14">– </text:span>донёсся голос единорожки из-под потолка. <text:span text:style-name="T14">–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4">– </text:span>Погоди. У меня есть вариант получше.</text:p>
      <text:p text:style-name="P55">Я вылез из-под шкафа и попрыгал на одной ноге в центр зала.</text:p>
      <text:p text:style-name="P55"><text:span text:style-name="T14">– </text:span>Стойте! Прекратите! Да остановитесь же!!!</text:p>
      <text:p text:style-name="P55">Аликорница и шестёрка уставились на меня.</text:p>
      <text:p text:style-name="P55"><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4">– </text:span>Ты так говоришь, как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55"><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4">– </text:span>Как ты её назвал? <text:span text:style-name="T14">– </text:span>отвалилась челюсть у аликорницы.</text:p>
      <text:p text:style-name="P55"><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55"><text:span text:style-name="T14">– </text:span>Что? <text:span text:style-name="T14">–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4">– </text:span>Твайлайт, Дёрпи сказала, у тебя есть «Особенности поведения, питания и размножения приматов»? Я бы хотела её ненадолго… Ого!!!</text:p>
      <text:p text:style-name="P55"><text:soft-page-break/>После долгой паузы тот же голос спросил:</text:p>
      <text:p text:style-name="P55"><text:span text:style-name="T14">– </text:span>Что тут случилось? Почему все висят в воздухе? И всё вот это?</text:p>
      <text:p text:style-name="P55">Голос Спайка откуда-то из подвала ответил:</text:p>
      <text:p text:style-name="P55"><text:span text:style-name="T14">– </text:span>Потому что Твайлайт остановила время. В радиусе девяти метров, как мне кажется. Или десяти.</text:p>
      <text:p text:style-name="P55"><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4">–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4">–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4">– </text:span>Эмм, я вам подхожу?</text:p>
      <text:p text:style-name="P55"><text:span text:style-name="T14">– </text:span>КТО ТЫ?</text:p>
      <text:p text:style-name="P55"><text:span text:style-name="T14">– </text:span>Эмм, Лира Хартстрингс, единорог. Я не то, чтобы маг, моя специализация — музыка…</text:p>
      <text:p text:style-name="P55"><text:span text:style-name="T14">– </text:span>ГОДИТСЯ! ТЫ ВИДИШЬ ТОЧКУ СИНГУЛЯРНОСТИ?</text:p>
      <text:p text:style-name="P55"><text:span text:style-name="T14">– </text:span>Эмм?</text:p>
      <text:p text:style-name="P55">Голос Спайка пояснил:</text:p>
      <text:p text:style-name="P55"><text:span text:style-name="T14">– </text:span>Вон та яркая искорка над лестницей, у которой вся картинка искривляется.</text:p>
      <text:p text:style-name="P55"><text:span text:style-name="T14">– </text:span>Да! Вижу.</text:p>
      <text:p text:style-name="P55"><text:span text:style-name="T14">– </text:span>ТЕПЕРЬ ЛЕВИТИРУЙ ПРИМАТА В ТОЧКУ СИНГУЛЯРНОСТИ.</text:p>
      <text:p text:style-name="P55"><text:span text:style-name="T14">– </text:span>Чего?!! <text:span text:style-name="T14">– </text:span>возопило моё малое сознание.</text:p>
      <text:p text:style-name="P55"><text:span text:style-name="T14">– </text:span>Эмм… Зачем?</text:p>
      <text:p text:style-name="P55"><text:soft-page-break/><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55"><text:span text:style-name="T14">– </text:span>Вы даёте слово, что человеку не будет причинён вред? <text:span text:style-name="T14">– </text:span>голос Лиры обрёл непривычную твёрдость.</text:p>
      <text:p text:style-name="P55"><text:span text:style-name="T14">– </text:span>КАК ТЫ СМЕЕШЬ СОМНЕВАТЬСЯ В НАС, СВОЕЙ ПРИНЦЕССЕ?</text:p>
      <text:p text:style-name="P55"><text:span text:style-name="T14">– Я </text:span>не сомневаюсь в вас, Ваше Высочество… Потому и требую слова!</text:p>
      <text:p text:style-name="P55"><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4">– </text:span>Ну, блядь, спасибо! <text:span text:style-name="T14">– </text:span>подумал я.</text:p>
      <text:p text:style-name="P55"><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4">–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4">– </text:span>Давай по-порядку. <text:span text:style-name="T14">– о</text:span>становила меня Луна. <text:span text:style-name="T14">– </text:span>С чего ты взял, что она в твоём мире?</text:p>
      <text:p text:style-name="P55"><text:soft-page-break/>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4">– Ч</text:span>то? Остатки магии? <text:span text:style-name="T1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4">– </text:span>Теперь ты понимаешь, почему Мы виним тебя в развоплощении сестры?</text:p>
      <text:p text:style-name="P55"><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55">Луна пристально взглянула на меня и понимающе склонила голову.</text:p>
      <text:p text:style-name="P55"><text:span text:style-name="T14">– </text:span>Мы знаем, иногда так бывает. Продолжай.</text:p>
      <text:p text:style-name="P55"><text:span text:style-name="T14">–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4">– </text:span>Да, помним.</text:p>
      <text:p text:style-name="P55"><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4">–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4">–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4">– </text:span>Ты что-то недоговариваешь. <text:span text:style-name="T14">– </text:span>шепнула о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4">– …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4">–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55">Луна сморщила нос при этих словах, но всё же кивнула.</text:p>
      <text:p text:style-name="P55"><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4">– </text:span>Я приглашу их. Они не откажутся.</text:p>
      <text:p text:style-name="P55"><text:span text:style-name="T14">– </text:span>Что ж, ещё одной проблемой меньше. Теперь нужно решить, как найти Сел. Кто-то должен отправиться за ней.</text:p>
      <text:p text:style-name="P55"><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55"><text:span text:style-name="T14">– </text:span>А если…</text:p>
      <text:p text:style-name="P55"><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4">– </text:span>Остаётся ещё одна проблема. <text:span text:style-name="T14">– </text:span>тихо сказала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oft-page-break/><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55"><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4">– </text:span>Почему же ты не смогла найти меня с его помощью?</text:p>
      <text:p text:style-name="P55">Аликорница смутилась.</text:p>
      <text:p text:style-name="P55"><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55"><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55"><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55"><text:span text:style-name="T14">– </text:span>А также совместить приятное с полезным. <text:span text:style-name="T14">– </text:span>не удержался я.</text:p>
      <text:p text:style-name="P50">Луна бросила на меня тяжёлый взгляд.</text:p>
      <text:p text:style-name="P53"><text:span text:style-name="T21">–</text:span> Вот это вряд ли! Сел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9">–</text:span> Тогда зачем она..?</text:p>
      <text:p text:style-name="P50"><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text:soft-page-break/>Тревожная догадка окончательно сковала морозом душу.</text:p>
      <text:p text:style-name="P53"><text:span text:style-name="T21">–</text:span> А другие? Они тоже… давали мне потому, что считали меня последним шансом?</text:p>
      <text:p text:style-name="P53">У аликорницы отвалилась челюсть.</text:p>
      <text:p text:style-name="P53"><text:span text:style-name="T21">–</text:span> Другие? Кто ещё?<text:span text:style-name="T14"> </text:span>С кем ещё у тебя были… отношения?</text:p>
      <text:p text:style-name="P50"><text:span text:style-name="T19">–</text:span> С Рэйнбоу Дэш <text:span text:style-name="T19">–</text:span> ответил я несчастным голосом. <text:span text:style-name="T19">–</text:span> И, может быть, с Пинки.</text:p>
      <text:p text:style-name="P50"><text:span text:style-name="T19">–</text:span> А ты живчик. <text:span text:style-name="T19">–</text:span> удивлённо заметила Луна и нахмурилась. <text:span text:style-name="T19">–</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9">– </text:span><text:span text:style-name="T83">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4">– </text:span>Макс, ты в порядке? <text:span text:style-name="T14">– </text:span>на балкон заглянула Дэш. <text:span text:style-name="T14">–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4">– </text:span>Спасибо, Дэш. Ты настоящий друг.</text:p>
      <text:p text:style-name="P55"><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4">– </text:span>Если отменить праздник, начнутся волнения. <text:span text:style-name="T14">– </text:span>ответила Луна на мой не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43"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4">– </text:span>Да что ж такое творится-то! Ни в жисть не поверю, чтоб в Кантерлоте пустые дома были! <text:span text:style-name="T14">– </text:span>заявила Эпплджек. <text:span text:style-name="T1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4">– </text:span>Какая жалость, что это всё из-за вампирского мира! <text:span text:style-name="T14">– </text:span>пробормотала Рэрити. <text:span text:style-name="T14">–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4">– </text:span>Макс, ты тут? <text:span text:style-name="T14">–</text:span>Дэш просунула нос в дверь, не дожидаясь отклика. <text:span text:style-name="T14">– </text:span>Ага, вот ты где! Я с тобой!</text:p>
      <text:p text:style-name="P55">Она швырнула перемётные сумки мне на постель и пошла к выходу.</text:p>
      <text:p text:style-name="P55"><text:soft-page-break/><text:span text:style-name="T14">– </text:span>Ну, чего застрял? Пошли скорее, а то на хавчик опоздаем! <text:span text:style-name="T14">–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4">…</text:p>
      <text:p text:style-name="P44"/>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4">– </text:span>Располагайтесь. <text:span text:style-name="T14">–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4">–</text:span> всхлипула Дэш.</text:p>
      <text:p text:style-name="P55"><text:span text:style-name="T14">– </text:span>Ну что же вы? Присаживайтесь. <text:span text:style-name="T14">– </text:span>вновь пригласила Луна. <text:span text:style-name="T14">–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 </text:p>
      <text:p text:style-name="P55"><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Я мило улыбнулся ей в ответ, закинул в рот пучок петрушки и ответил.</text:p>
      <text:p text:style-name="P55"><text:span text:style-name="T14">– </text:span>А ты первая на моей памяти лошадь, умеющая магичить.</text:p>
      <text:p text:style-name="P55">Луна нахмурилась, но потом луч озарения коснулся её мордочки.</text:p>
      <text:p text:style-name="P44">– П<text:span text:style-name="T1">ризнаём, Мы были несправедливы к тебе. Как Нам тебя называть?</text:span></text:p>
      <text:p text:style-name="P55">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text:soft-page-break/>–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30">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text:soft-page-break/>–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5">***</text:p>
      <text:p text:style-name="P44"/>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text:soft-page-break/>–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0">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text:soft-page-break/>–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84">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7">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94">д</text:span>ЕсЬ БЫл <text:span text:style-name="T95">д</text:span>ИскОр<text:span text:style-name="T93">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4"/>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6"></text:span><text:span text:style-name="T97">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98">Зафиксирована опасная ситуация. Сознание пациента </text:span><text:span text:style-name="T99">&lt;</text:span><text:span text:style-name="T98">Селестия</text:span><text:span text:style-name="T99">&gt;</text:span><text:span text:style-name="T98"> не регистрируется. Активируется протокол экстренной эвакуации пациента </text:span><text:span text:style-name="T99">&lt;</text:span><text:span text:style-name="T98">Селестия</text:span><text:span text:style-name="T99">&gt;</text:span><text:span text:style-name="T98"> к </text:span><text:span text:style-name="T99">&lt;</text:span><text:span text:style-name="T98">Луна</text:span><text:span text:style-name="T99">&gt;</text:span><text:span text:style-name="T98">.</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3">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text:soft-page-break/>–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Осталось дело за малым — найти Сестру.</text:p>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55">–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4"><text:span text:style-name="T1">«</text:span><text:span text:style-name="T11">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5">***</text:p>
      <text:p text:style-name="P44"/>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soft-page-break/>…</text:p>
      <text:p text:style-name="P1"><text:span text:style-name="T51">–</text:span><text:span text:style-name="T40"> Ну хорошо, а кто вами правит? Аликорн? Драконикус? Какой-нибудь человек с рогом во лбу? Или у вас нет правителя?</text:span></text:p>
      <text:p text:style-name="P38"><text:span text:style-name="T14">–</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4">~~~ </text:span>Человек Макс <text:span text:style-name="T14">~~~</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1">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text:soft-page-break/>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5">~~~~~</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text:span text:style-name="T24">«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text:soft-page-break/>Луна отдаёт короткую команду в интерком и наперерез падающим фигуркам с «Конкордии» пикирует звено Вондерболтов.</text:p>
      <text:p text:style-name="P55">– <text:span text:style-name="T38">ПОНИ! ВЫ ЗАЕБАЛИ!!! ВЫ ДАДИТЕ МНЕ СПАТЬ, ИЛИ НЕТ?!! КЛЯНУСЬ ХВОСТОМ, ВЫ ТАКИ ОТ МЕНЯ ОТСТАНЕТЕ, НЕ БУДЬ Я АГАМЕМНОН-БЕСКЛАННИК!</text:span></text:p>
      <text:p text:style-name="P55">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5">~~~~~</text:p>
      <text:p text:style-name="P45"/>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4">&lt;</text:span><text:span text:style-name="T30">Описать нарастание депрессивных мыслей от описанных случая к случаю</text:span><text:span text:style-name="T14">&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text:soft-page-break/></text:p>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44">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0">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30">Макс не вернётся, Дискорд Луну не получит</text:span>&gt;</text:p>
      <text:p text:style-name="P20"/>
      <text:p text:style-name="P45">~~~~~</text:p>
      <text:p text:style-name="P20">&lt;<text:span text:style-name="T31">Макс и ко появляются на Терре со сдвигом по времени (как и Кимеринн)?</text:span>&gt;</text:p>
      <text:p text:style-name="P92"><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4">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21. <text:span text:style-name="T1">Терра</text:span></text:h>
      <text:h text:style-name="P144" text:outline-level="3">Воскресение</text:h>
      <text:p text:style-name="P50">&lt;<text:span text:style-name="T100">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4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2">— феерия эмоций наполняла меня во время пребывания в ярком нескладном мире, что остался позади. </text:span><text:span text:style-name="T46">Я тогда как будто вынырнул из трясины и начал дышать, ощущая каждой своей клеточкой полную гамму чувств и оттенков жизни. Но у</text:span><text:span text:style-name="T4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24">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что-то осталось.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59">***</text:p>
      <text:p text:style-name="P58"/>
      <text:p text:style-name="P40"><text:span text:style-name="T3">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3">—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text:soft-page-break/>Бип-бип-бип!</text:p>
      <text:p text:style-name="P55"/>
      <text:h text:style-name="Heading_20_3" text:outline-level="3">Понедельник</text:h>
      <text:p text:style-name="P55">&lt;<text:span text:style-name="T100">Michael Jackson — Get out of my mind</text:span>&gt;</text:p>
      <text:p text:style-name="P1">Административная консоль приветственно мигнула зелёным шрифтом. Я поправил микрофон.</text:p>
      <text:p text:style-name="P1"><text:span text:style-name="T44">– </text:span>Привет, Нэш. Это Анон.</text:p>
      <text:p text:style-name="P1"><text:span text:style-name="T44">–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88">кликнул по ним правой кнопкой </text:span><text:span text:style-name="T1">мыши</text:span><text:span text:style-name="T88"> и </text:span><text:span text:style-name="T1">выбрал</text:span><text:span text:style-name="T88">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40">Сейчас уже нельзя ничего изменить и придётся ему довер</text:span><text:span text:style-name="T41">иться</text:span><text:span text:style-name="T4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4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9">— притащите в Эквестрию клона. Не то, чтобы я был против — это будет даже забавно. Но недолго, ха-ха! Недели две, не больше.</text:span><text:span text:style-name="T31">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44" text:outline-level="3">Вторник</text:h>
      <text:p text:style-name="P3">&lt;<text:span text:style-name="T7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4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4">– Пожалуйста, </text:span>Анон<text:span text:style-name="T14">… не называй его так… Дискорд </text:span>— сложный и… эмм, неоднозначный. Но он не злой. Он очень ранимый и болезненный…</text:p>
      <text:p text:style-name="P9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4">– Этот мультик, он… эмм, упрощённый до ужаса. Если честно, я… эмм, не понимаю, как такое может кому-то нравиться. Прямо как сахарная патока. </text:span><text:span text:style-name="T4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1">– А ты в курсе, что твой Дискорд многократно сжигал Селестию живьём? – выпалил я.</text:p>
      <text:p text:style-name="P10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4">– Это всего лишь твои домыслы. С тем же успехом я могу объяснить это тем, что он </text:span>— злой придурок!</text:p>
      <text:p text:style-name="P101">– Это не мои… домыслы… Он сам мне рассказал…</text:p>
      <text:p text:style-name="P101">Флаттершай встала со стула и попыталась уйти. Я задержал её.</text:p>
      <text:p text:style-name="P101">– Извини. Я не знал. Нам нельзя ссориться.</text:p>
      <text:p text:style-name="P99"><text:soft-page-break/>Флаттершай слабо улыбнулась.</text:p>
      <text:p text:style-name="P101">– Я не сержусь… На Дискорда трудно не злиться… Он так себя ведёт, потому что его это… эмм, забавляет.</text:p>
      <text:p text:style-name="P3"/>
      <text:p text:style-name="Text_20_body">…</text:p>
      <text:p text:style-name="P11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4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40">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4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100">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8"/>
      <text:p text:style-name="P67">***</text:p>
      <text:p text:style-name="P66"/>
      <text:p text:style-name="P1">…</text:p>
      <text:p text:style-name="P91">Конфликт с узлом 3</text:p>
      <text:p text:style-name="P91">…</text:p>
      <text:p text:style-name="P91">Конфликт с узлом 6</text:p>
      <text:p text:style-name="P91"><text:soft-page-break/>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7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4">Nash </text:span>AI module start…</text:p>
      <text:p text:style-name="P90">Celest AI submodule found… Acquiring…</text:p>
      <text:p text:style-name="P90"><text:soft-page-break/>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4">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4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text:soft-page-break/>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2">– Приехали!</text:p>
      <text:p text:style-name="P52">Пока «<text:span text:style-name="T30">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38"/>
      <text:p text:style-name="P52">…</text:p>
      <text:p text:style-name="P52"/>
      <text:p text:style-name="P5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2">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пихнул Эпплджек себе за спину, выставил вперёд бейсбольную биту и сделал шаг вперёд…</text:p>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2">Второй раз мне пришлось отскакивать от осколков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text:soft-page-break/>– Флатти, вставай! Ты молодец! Лестница свободна! – подбодрил я девушку.</text:p>
      <text:p text:style-name="P52">За спиной послышался шорох.</text:p>
      <text:p text:style-name="P52">–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2">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2">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есть сорок минут до закрытия портала.</text:p>
      <text:p text:style-name="P52">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40">—</text:span> что может держать закоренелого обеспеченного холостяка дома, кроме работы? <text:span text:style-name="T4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40">—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4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0"><text:span text:style-name="T14">– Анон…</text:span><text:span text:style-name="T1"> Тут окно разбито… И верёвка висит. – пискнула Флаттершай из кухни.</text:span></text:p>
      <text:p text:style-name="P98"><text:span text:style-name="T14">– </text:span><text:span text:style-name="T1">Оставь, Флатти, не сейчас! – отмахнулся я.</text:span></text:p>
      <text:p text:style-name="P99">Эпплджек стояла посреди комнаты и оглядывалась.</text:p>
      <text:p text:style-name="P10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4">звёзды на фоне сине-зелёной мглы</text:span><text:span text:style-name="T1">. Я одел наушники и подёргал мышкой, прогоняя скрин-сэйвер.</text:span></text:p>
      <text:p text:style-name="P101">– Привет, Сел.</text:p>
      <text:p text:style-name="P136">Аликорница всполошилась и спрятала <text:span text:style-name="T1">пирожное</text:span> за спину.</text:p>
      <text:p text:style-name="P101"><text:soft-page-break/>– Ах, это ты, Анон. Какое счастье! Ты снова с нами!</text:p>
      <text:p text:style-name="P101">– Нет, Сел. Это ты с нами. <text:span text:style-name="T1">Я пришёл забрать тебя назад, в Эквестрию. Через четверть часа ты вернёшься домой.</text:span></text:p>
      <text:p text:style-name="P99"><text:span text:style-name="T14">Я устало улыбнулся аликорнице </text:span>и осторожно закрыл ноутбук<text:span text:style-name="T14">. Пусть о</text:span>битает в собственной фантазии<text:span text:style-name="T14"> </text:span>— нет смысла препираться с ней сейчас. Счастье уже в том, что она уцелела хотя бы в таком виде.</text:p>
      <text:p text:style-name="P99"><text:span text:style-name="T14">– </text:span>Да-да, забери её отсюда поскорее! <text:span text:style-name="T14">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4">– </text:span>А я так хотел продемонстрировать ей класс езды на моноцикле!<text:span text:style-name="T14"> – пожаловался д</text:span>раконикус, ткнув в лежащий рядом гироскутер<text:span text:style-name="T14">. – Но разве Сахарная Ватка ценит настоящее искусство?</text:span></text:p>
      <text:p text:style-name="P101"/>
      <text:h text:style-name="P141" text:outline-level="2">24. Отбытие</text:h>
      <text:p text:style-name="P101">&lt;&gt;</text:p>
      <text:p text:style-name="P99"><text:span text:style-name="T14">– </text:span>Оп-па! – пробормотала Эпплджек. – Нежданчик!</text:p>
      <text:p text:style-name="P99">Дискорд дурашливо кивнул Эпплджек.</text:p>
      <text:p text:style-name="P101">– И я рад тебя видеть, дорогая Эппл-как-тебя-там! А где моя любимая Флаттершай?</text:p>
      <text:p text:style-name="P101">Окинув взглядом комнату, Дискорд закапризничал:</text:p>
      <text:p text:style-name="P101">– Где же она? Вот вечно вы тормозите, когда надо торопиться!</text:p>
      <text:p text:style-name="P99"><text:span text:style-name="T14">–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4">– А что? – невинно захлопал глазами </text:span>реальный <text:span text:style-name="T14">драконикус. – Я, между прочим, </text:span>намного раньше тебя <text:span text:style-name="T14">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1">– С кем это вы тут разговариваете?</text:p>
      <text:p text:style-name="P10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0">– Эй-Джей, Флатти, хватайте комп и на выход! Я с ним разберусь! Не теряйте вре...!</text:p>
      <text:p text:style-name="P120">– ТЫ ИДИО...!!!</text:p>
      <text:p text:style-name="P120">Дискорд <text:s/>заорал одновременно со мной, прикрываясь от меня руками, когда раздался оглушительный</text:p>
      <text:p text:style-name="P120">… </text:p>
      <text:p text:style-name="P122">БАХ!!!</text:p>
      <text:p text:style-name="P123">…</text:p>
      <text:p text:style-name="P12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1">На лице драконикуса появилось удивлённо-мечтательное выражение и он вырубился.</text:p>
      <text:p text:style-name="P101"/>
      <text:p text:style-name="P101">…</text:p>
      <text:p text:style-name="P101"/>
      <text:p text:style-name="P101">– <text:span text:style-name="T1">А… Анон… Зачем ты напал на Дискорда? </text:span>– <text:span text:style-name="T1">прошептала Флаттершай в шоке.</text:span></text:p>
      <text:p text:style-name="P101"><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05"><text:span text:style-name="T14">–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05">Я повернулся к выходу. Флаттершай проскочила у меня под локтём и кинулась к драконикусу.</text:p>
      <text:p text:style-name="P105"><text:span text:style-name="T14">– Нет! Дискорд </text:span>— не убийца!</text:p>
      <text:p text:style-name="P105">С необычной для неё силой, Флаттершай вытащила кляп изо рта драконикуса.</text:p>
      <text:p text:style-name="P105"><text:span text:style-name="T14">– </text:span>ДА ТЫ СОВСЕМ БАНАНУЛСЯ, ПРОВОДНИЧЁК!!! ВЫ ВСЕ <text:span text:style-name="T14">ИДИОТЫ </text:span>(все, кроме Флаттершай)<text:span text:style-name="T14">!!! – заорал Дискорд моментально. – <text:s/>Е</text:span>сли я убийца, то ты — жрёшь пони на завтрак, обед и полдник! Дебилы!! Т<text:span text:style-name="T14">рон Эквестрии </text:span>мне <text:span text:style-name="T14">и с доплатой не нужен, я сдыхался этой нудной работёнки тысячи лет назад, чему счастлив безумно!!!</text:span></text:p>
      <text:p text:style-name="P105">Или драконикус — гениальный актёр, или… ?</text:p>
      <text:p text:style-name="P105">Я вернулся к драконикусу и уселся на стул напротив него.</text:p>
      <text:p text:style-name="P105"><text:span text:style-name="T14">– </text:span>Говори.</text:p>
      <text:p text:style-name="P105">Дискорд немного успокоился.</text:p>
      <text:p text:style-name="P105"><text:soft-page-break/><text:s/><text:span text:style-name="T14">– </text:span>Вообще-то, от тебя следовало бы избавиться, Проводник. Не знаю, что ты там разведал в <text:span text:style-name="T100">заклинании Откровения</text:span>, но чувствую, что твоё знание может погубить Эквестрию. Но к<text:span text:style-name="T14">ак, интересно, я получу без </text:span>тебя<text:span text:style-name="T14"> приз из… копыт Луны?!! Метёлка отправила меня проследить, чтоб ты вернулся обратно. </text:span>Так что е<text:span text:style-name="T14">сли бы вы сюда не заявились, через пять минут я отправился бы за вами сам!</text:span></text:p>
      <text:p text:style-name="P105"><text:span text:style-name="T14">– </text:span>А кто тогда наслал на нас этих уродов с рисованными рожами? Кто пытался убить меня раз за разом?</text:p>
      <text:p text:style-name="P105">У драконикуса глаза полезли на лоб.</text:p>
      <text:p text:style-name="P105"><text:span text:style-name="T14">–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05">Я задумался. Драконикус, похоже, говорил искренне. Но кто тогда всё это время играл с нами, <text:span text:style-name="T30">словно кот с мышью</text:span>?</text:p>
      <text:p text:style-name="P105"><text:span text:style-name="T14">– </text:span>Анон! <text:span text:style-name="T14">– </text:span>крикнула Эпплджек из прихожей. <text:span text:style-name="T14">– </text:span>Я слышу шум за дверью!</text:p>
      <text:p text:style-name="P105">Практически одновременно раздался звонок.</text:p>
      <text:p text:style-name="P107">– ОТКРОЙТЕ, ПОЛИЦИЯ! Вам даётся полминуты, чтобы открыть дверь! Через тридцать секунд дверь будет выбита!</text:p>
      <text:p text:style-name="P107"/>
      <text:p text:style-name="P107">Эпплджек ошалело выскочила из прихожей. Несколько мгновений я молча смотрел на неё. В голове свистел ветер и играла дудочка.</text:p>
      <text:p text:style-name="P107">– На крышу, живо!!! Через окно на кухне! – зашипел Дискорд.</text:p>
      <text:p text:style-name="P107">– Что? – ступил я.</text:p>
      <text:p text:style-name="P105"><text:span text:style-name="T4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40">– драконикус отчаянно дёргал узлы, пытаясь освободиться.</text:span></text:p>
      <text:p text:style-name="P107">Эпплджек, с ноутбуком в одной руке и Флаттершай — во второй, кинулась на кухню.</text:p>
      <text:p text:style-name="P105">Дверь содрогнулась от мощного удара. Послышался стук падающей штукатурки. Я сломя голову бросился за девушками.</text:p>
      <text:p text:style-name="P105">– Развяжи меня, кретин!!! – гаркнул вдогонку Дискорд.</text:p>
      <text:p text:style-name="P10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05">– Давай на крышу! Я догоню! – рявкнул он, освобождая вторую руку.</text:p>
      <text:p text:style-name="P105">От второго удара дверная коробка крякнула и наполовину въехала в коридор.</text:p>
      <text:p text:style-name="P10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05">Верёвка в кухонном окне дёргалась под весом карабкающихся девушек. Я словил её и стал на подоконник.</text:p>
      <text:p text:style-name="P105">Блё-о-о!</text:p>
      <text:p text:style-name="P105">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05">Я задрал голову.</text:p>
      <text:p text:style-name="P105"><text:soft-page-break/>О! Так уже легче! Надо мной всего лишь два этажа. Десять метров верёвки. Если не смотреть вниз, то…</text:p>
      <text:p text:style-name="P105">Я вытер ладони о штаны, ухватил канат и сделал шаг вперёд… </text:p>
      <text:p text:style-name="P105">…</text:p>
      <text:p text:style-name="P105">Святые яйца, я действительно ЭТО сделал!</text:p>
      <text:p text:style-name="P105">…</text:p>
      <text:p text:style-name="P10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0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0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5">Я успел сократить расстояние до Эпплджек наполовину, когда девушки нашли решение.</text:p>
      <text:p text:style-name="P10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5">Селестия милосердная!!!</text:p>
      <text:p text:style-name="P10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05">Я выдохнул.</text:p>
      <text:p text:style-name="P105">Флаттершай появилась над бортиком и свесила вниз руку. Эпплджек вытянулась и протянула ей ноутбук одной рукой.</text:p>
      <text:p text:style-name="P105">НЕТ! У них не получилось!</text:p>
      <text:p text:style-name="P105">У меня враз вспотели ладони. Держаться на верёвке стало чертовски трудно.</text:p>
      <text:p text:style-name="P10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05">Этот самоубийственный поступок фермерши я могу объяснить только полным отсутствием у неё опыта лазания по канатам.</text:p>
      <text:p text:style-name="P105">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0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05"><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05">Бляблябляблябля!!!</text:p>
      <text:p text:style-name="P105">БУДЕМ ЖИВЫ — СТАНУ АЛЬПИНИСТОМ!!!</text:p>
      <text:p text:style-name="P105">БЛЯ!!!…</text:p>
      <text:p text:style-name="P105">Верёвка закончилась. Наконец-то у меня появилось время для паники. Я судорожно обнял Эпплджек, закрыл глаза и приготовился…</text:p>
      <text:p text:style-name="P105"/>
      <text:p text:style-name="P105">…</text:p>
      <text:p text:style-name="P105"/>
      <text:p text:style-name="P105">Захват поперёк груди и сильный рывок выдавили из меня остатки дыхания.</text:p>
      <text:p text:style-name="P105">– ОТПУСТИ КОБЫЛУ!!! – загрохотало мне в ухо.</text:p>
      <text:p text:style-name="P105">Я открыл глаза.</text:p>
      <text:p text:style-name="P105">Перед носом плавными рывками уходили вниз окна этажей. Порывы вихрей от взмахов <text:span text:style-name="T40">разномастных</text:span> крыльев трепали волосы и выдавливали слёзы из глаз. Тупая боль гнездилась в сожжёных верёвкой суставах.</text:p>
      <text:p text:style-name="P105">Я чуть поднял глаза и уставился в кривую морду драконикуса.</text:p>
      <text:p text:style-name="P105">– Отпусти Эпплджек. Я её держу. – повторил Дискорд. – Мне сбалансироваться надо. Вы не такие уж и лёгкие.</text:p>
      <text:p text:style-name="P10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0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05"/>
      <text:p text:style-name="P105">…</text:p>
      <text:p text:style-name="P105"/>
      <text:p text:style-name="P105">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05">– эмм… Флатти, дорогая, нам пора. Я слышу шаги на лестнице. Не говоря уже о том, что до закрытия коридора осталось семь минут…</text:p>
      <text:p text:style-name="P105"/>
      <text:p text:style-name="P105">На длинной шее драконикуса разместились Эпплджек и Флаттершай. Я, для сохранения баланса, разместился позади крыльев.</text:p>
      <text:p text:style-name="P105">Дискорд расправил крылья и начал короткую пробежку к краю.</text:p>
      <text:p text:style-name="P105"><text:span text:style-name="T14">–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05">…ограда края крыши промелькнула под нами…</text:p>
      <text:p text:style-name="P105"><text:span text:style-name="T14">– …</text:span>собственно, на дольше у меня не хватит магии…</text:p>
      <text:p text:style-name="P105"/>
      <text:p text:style-name="P105">Мы летели навстречу закату.</text:p>
      <text:p text:style-name="P105"><text:soft-page-break/></text:p>
      <text:p text:style-name="P105">…</text:p>
      <text:p text:style-name="P105"/>
      <text:p text:style-name="P105">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05"><text:span text:style-name="T14">– </text:span>Ю-ху-у-у!!!</text:p>
      <text:p text:style-name="P10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05">Перед нами увеличивалась громада моей высотки.</text:p>
      <text:p text:style-name="P10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05">– Пристегните ремни! – проревел Дискорд, резко ускоряясь. – Будет весело!!!</text:p>
      <text:p text:style-name="P105">Эпплджек покрепче прижала к себе ноутбук. Флаттершай закрыла глаза и отвернулась.</text:p>
      <text:p text:style-name="P105">– ВНИМАНИЕ!!! – заорал Дискорд, сложил крылья и влетел в коридор.</text:p>
      <text:p text:style-name="P105"/>
      <text:p text:style-name="P106">***</text:p>
      <text:p text:style-name="P106"/>
      <text:p text:style-name="P105">Бля!!!</text:p>
      <text:h text:style-name="Heading_20_2" text:outline-level="2"/>
      <text:h text:style-name="Heading_20_2" text:outline-level="2">25. Разговор за столиком в тишине</text:h>
      <text:p text:style-name="First_20_line_20_indent"><text:span text:style-name="T14">&lt;</text:span><text:span text:style-name="T73">Queen – Flash</text:span><text:span text:style-name="T14">&gt;</text:span></text:p>
      <text:p text:style-name="P125">Мы почти успели.</text:p>
      <text:p text:style-name="P12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1"><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24">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1">ХА-ХА-ХА!</text:p>
      <text:p text:style-name="P121">Прямо как сейчас. Как говорится, найди десять отличий.</text:p>
      <text:p text:style-name="P121">Вот только… Только Дэш была бы жива…</text:p>
      <text:p text:style-name="P124">Я тяжело вздохнул.</text:p>
      <text:p text:style-name="P124"/>
      <text:p text:style-name="P124">…</text:p>
      <text:p text:style-name="P124"/>
      <text:p text:style-name="P12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4">–</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4">– </text:span><text:span text:style-name="T14">Т</text:span>ы что за хрен вообще? <text:span text:style-name="T14">– </text:span><text:span text:style-name="T14">наконец сподобился я на членораздельную речь.</text:span></text:p>
      <text:p text:style-name="P50">Зверь смутился.</text:p>
      <text:p text:style-name="P50"><text:span text:style-name="T14">– Гм</text:span>. Анакорн. Демиург. Я тут живу.</text:p>
      <text:p text:style-name="P50"><text:span text:style-name="T14">– </text:span><text:span text:style-name="T14">А сидишь на чём? – вид сидящего </text:span><text:span text:style-name="T14">на</text:span><text:span text:style-name="T14"> пустоте существа сбивал с толку.</text:span></text:p>
      <text:p text:style-name="P50">Демиург что-то прикинул и кивнул сам себе.</text:p>
      <text:p text:style-name="P50"><text:span text:style-name="T14">– </text:span><text:span text:style-name="T14">Гм</text:span><text:span text:style-name="T14">. Ок.</text:span></text:p>
      <text:p text:style-name="P50"><text:span text:style-name="T14">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50"><text:span text:style-name="T14">– </text:span><text:span text:style-name="T14">Так лучше?</text:span></text:p>
      <text:p text:style-name="P40">– Вполне.</text:p>
      <text:p text:style-name="P40">Кажется, за последние пару месяцев я разучился удивляться.</text:p>
      <text:p text:style-name="P50"><text:span text:style-name="T14">– Итак, рассказывай, каким ветром тебя сюда занесло. – д</text:span>емиург<text:span text:style-name="T14"> почесал нос. – У меня такое чувство, </text:span>будто<text:span text:style-name="T14">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82">.</text:span></text:p>
      <text:p text:style-name="P40"/>
      <text:p text:style-name="P60"><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50"><text:span text:style-name="T14">– </text:span><text:span text:style-name="T14">Мы спасали Сел. Она оказалась в мире людей. </text:span><text:span text:style-name="T14">– </text:span><text:span text:style-name="T14">я вздохнул. </text:span><text:span text:style-name="T14">– </text:span><text:span text:style-name="T14">А я отбился от группы.</text:span></text:p>
      <text:p text:style-name="P50"><text:span text:style-name="T14">– </text:span><text:span text:style-name="T14">Кого-кого спасали? </text:span><text:span text:style-name="T14">– </text:span><text:span text:style-name="T14">удивился Анакорн.</text:span></text:p>
      <text:p text:style-name="P50"><text:span text:style-name="T14">– </text:span><text:span text:style-name="T14">Сел. Принцессу Селестию.</text:span></text:p>
      <text:p text:style-name="P53"><text:span text:style-name="T14">– </text:span><text:span text:style-name="T14">Продолжай! </text:span><text:span text:style-name="T14">– </text:span><text:span text:style-name="T14">с интересом воскликнул Анакорн. </text:span><text:span text:style-name="T14">– </text:span><text:span text:style-name="T14">Как </text:span><text:span text:style-name="T14">бессмертная</text:span><text:span text:style-name="T14"> оказалась в твоём мире, человек?</text:span></text:p>
      <text:p text:style-name="P43"/>
      <text:p text:style-name="P47">Ага, так я тебе и сказал! Я не такой идиот, чтоб уничтожить свою единственную надежду вернуться в Эквестрию!</text:p>
      <text:p text:style-name="P43"/>
      <text:p text:style-name="P53"><text:span text:style-name="T14">–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53"><text:span text:style-name="T14">– </text:span><text:span text:style-name="T14">Ты сам-то веришь в эту ерунду? </text:span><text:span text:style-name="T14">– </text:span><text:span text:style-name="T14">перебил меня Анакорн. </text:span><text:span text:style-name="T14">– </text:span><text:span text:style-name="T14">Брось молоть чушь, ты не умешь врать!</text:span></text:p>
      <text:p text:style-name="P43"/>
      <text:p text:style-name="P47">Бля! Вот так всегда!</text:p>
      <text:p text:style-name="P43">Я вздохнул.</text:p>
      <text:p text:style-name="P43"/>
      <text:p text:style-name="P53"><text:span text:style-name="T14">– Если я расскажу тебе н</text:span>астоящую<text:span text:style-name="T14"> причину </text:span>— ты исчезнешь! <text:span text:style-name="T14">– угрюмо заявил я.</text:span></text:p>
      <text:p text:style-name="P40">Морда Анакорна осветилась радостным озарением.</text:p>
      <text:p text:style-name="P40"/>
      <text:p text:style-name="P53"><text:span text:style-name="T14">– </text:span><text:span text:style-name="T102">Я ПОНЯЛ, КТО ТЫ!!! КАК </text:span><text:span text:style-name="T103">ЖЕ </text:span><text:span text:style-name="T102">Я СРАЗУ НЕ ДОГАДАЛСЯ?!! Я ДОЛГО ЖДАЛ ТЕБЯ, ПРОВОДНИК! Я УСТАЛ! ПРИСТУПИМ ЖЕ СКОРЕЕ!</text:span></text:p>
      <text:p text:style-name="P43"/>
      <text:p text:style-name="P53"><text:span text:style-name="T14">У</text:span><text:span text:style-name="T14">видев, что я скорчился в кресле, заткнув уши, Анакорн немного успокоился и приглушил голос.</text:span></text:p>
      <text:p text:style-name="P53"><text:span text:style-name="T14">–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0"/>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10">— та ещё задачка!</text:span></text:p>
      <text:p text:style-name="P53"/>
      <text:p text:style-name="P53"><text:span text:style-name="T14">– Ну… Я не идиот, я видел, что происходит за Чёрным </text:span>э<text:span text:style-name="T14">краном… М</text:span>ир людей — не <text:span text:style-name="T14">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3"/>
      <text:p text:style-name="P53"><text:soft-page-break/>Я перевёл дух. Анакорн слушал меня и печально кивал. Но не исчезал. </text:p>
      <text:p text:style-name="P53"><text:span text:style-name="T14">– </text:span><text:span text:style-name="T14">Ты прав. Нет никакого мира-вампира. И Эквестрия гибнет потому, что теряет поддержку брони. Позволь мне описать ситуацию немного шире, мой друг.</text:span></text:p>
      <text:p text:style-name="P53"><text:span text:style-name="T14">Анакорн </text:span>встал с пуфика<text:span text:style-name="T14"> </text:span>и стал прохаживаться рядом со столиком<text:span text:style-name="T14">. </text:span>Перед ним в качестве импровизированной указки плыл в пространстве карандаш.<text:span text:style-name="T14"> На стол</text:span>е раскинулась<text:span text:style-name="T14"> </text:span>голографическая карта Эквуса<text:span text:style-name="T14">. Игрушечные горные пики утопали в крохотных облаках, белые шапки ледников икрились </text:span>на<text:span text:style-name="T14"> полюсах, спокойная гладь </text:span>омывающих <text:span text:style-name="T14">океан</text:span>ов<text:span text:style-name="T14"> переливалась всеми оттенками синего.</text:span></text:p>
      <text:p text:style-name="P43"/>
      <text:p text:style-name="P3"><text:span text:style-name="T5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4">–</text:span><text:span text:style-name="T59"> Анакорн подавил короткий смешок. </text:span><text:span text:style-name="T54">– </text:span>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о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4">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И я не могу бесконечно поддерживать его. У меня не хватает сил, к моему стыду.</text:p>
      <text:p text:style-name="P66"/>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3">–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109">Я запротестовал.</text:p>
      <text:p text:style-name="P111">– В Эквестрии не двигают солнце! Аликорны лишь корректируют орбиту Эквуса вокруг него, хотя все уверены в обратном.</text:p>
      <text:p text:style-name="P111">Анакорн улыбнулся во всю морду.</text:p>
      <text:p text:style-name="P111">– Значит, ты уже помогаешь мне, Проводник, даже сам того не осознавая! Я рад!</text:p>
      <text:p text:style-name="P109"><text:soft-page-break/>Анакорн отпил из стакана и продолжил.</text:p>
      <text:p text:style-name="P111"/>
      <text:p text:style-name="P11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Где-исчезнет посёлок, о котором все сразу забудут. Был посёлок — и нет его. И с каждым таким «чихом» Эквестрия сокращается, как шагреневая кожа. 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9"/>
      <text:p text:style-name="P111">– Ты так говоришь, будто у Эквуса есть свой собственный разум. – заметил я.</text:p>
      <text:p text:style-name="P111">Анакорн усмехнулся.</text:p>
      <text:p text:style-name="P11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11"/>
      <text:p text:style-name="P109">Анакорн постучал по столику карандашом. Карта Эквестрии поднялась над столом и свернулась в шар Эквуса. Голограмма<text:span text:style-name="T59"> планеты дрожала и покрывалась рябью, как некачественная картинка в аналоговом телевизоре.</text:span></text:p>
      <text:p text:style-name="P111"/>
      <text:p text:style-name="P10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9"/>
      <text:p text:style-name="P109">Анакорн мрачно уставился на мерцающую голограмму Эквуса<text:span text:style-name="T40">. Ко мне наконец-то пришло понимание ситуации.</text:span></text:p>
      <text:p text:style-name="P114">– А почему ты сам не хочешь поддержать Эквус? Ты же его демиург? Ну так и питай его своей созидающей силой, пока он не окрепнет!</text:p>
      <text:p text:style-name="P109">Анакорн смутился.</text:p>
      <text:p text:style-name="P109"><text:span text:style-name="T59">– К сожалению, не </text:span><text:span text:style-name="T64">получится</text:span><text:span text:style-name="T5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59">творчество таких раздолбаев, как ты и твой дружок Юджин — чтоб ему икнулось, где бы он ни был.</text:span><text:span text:style-name="T59"><text:note text:id="ftn13" text:note-class="footnote"><text:note-citation>13</text:note-citation><text:note-body><text:p text:style-name="P13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5">– Сам ты раздолбай! – произнёс, наконец, Свирл.</text:p></text:note-body></text:note></text:span><text:span text:style-name="T59"> </text:span>И создали вы его достаточно топорно — видишь, он трещит по швам.</text:p>
      <text:p text:style-name="P109">– Хмм. То есть, это брони создали Эквус?</text:p>
      <text:p text:style-name="P109">– Да. Грубо говоря, вы его придумали. Влили в него столько фантазии, что он реализовался. Вообще, <text:span text:style-name="T6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9">Я не могу полноценно общаться с метаинтеллектом реальности, <text:span text:style-name="T59">— для этого даже моих сил недостаточно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9"><text:span text:style-name="T5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1"/>
      <text:p text:style-name="P109">Я вспомнил события последнего года<text:span text:style-name="T14">.</text:span></text:p>
      <text:p text:style-name="P10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9">Анакорн с такой силой сжал магическим захватом карандаш, что тот хрустнул.</text:p>
      <text:p text:style-name="P10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1">Я развёл руками.</text:p>
      <text:p text:style-name="P11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1">Анакорн улыбнулся и вскочил с пуфика.</text:p>
      <text:p text:style-name="P109"><text:span text:style-name="T59">–</text:span><text:span text:style-name="T4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4">–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4">Анакорн поправил невесть откуда взявшиеся на переносице очки и ответил.</text:p>
      <text:p text:style-name="P109"><text:span text:style-name="T40">– Ты уже устранил крупнейший дефект Эквестрии </text:span><text:span text:style-name="T59">— манипуляции светилом. Аналогично решаются и остальные проблемы</text:span><text:span text:style-name="T4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9">— вещь живучая</text:span><text:span text:style-name="T40">. Я сам такое проделывал много раз со всякими мелочами, вроде эквестрийской природы и техники. Были там </text:span><text:soft-page-break/><text:span text:style-name="T40">небольшие противоречия, пришлось их загладить. Но с крупными у меня не получается. С ними вообще трудно что-то придумать…</text:span></text:p>
      <text:p text:style-name="P114">Я задумался. На самом деле, интересная логическая задача…</text:p>
      <text:p text:style-name="P11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именно на копыта. И вообще, копыта у пони достаточно мягкие, чтобы ухватить не очень тонкую вещь. Это тебе не наши лошади всё-таки. По-моему, всё сходится.</text:p>
      <text:p text:style-name="P109"><text:span text:style-name="T59">–</text:span><text:span text:style-name="T40"> А кьютимарки? Как, разрази меня квазар, объяснить кьютимарки? </text:span><text:span text:style-name="T59">– азартно воскликнул Анакорн.</text:span></text:p>
      <text:p text:style-name="P114">– А кьютимарки ты сам даришь пони, когда распознаёшь их жизненное предназначение!!! – так же азартно заорал я.</text:p>
      <text:p text:style-name="P114">– ЧТООО?!! Может, ты думаешь, мне больше заняться нечем, как лепить пони тату на фланки? Так я тебя разочарую! У меня и без того три миллиона дел!</text:p>
      <text:p text:style-name="P114">Я пожал плечами.</text:p>
      <text:p text:style-name="P114">– А по-другому я не могу объяснить их появление. К сожалению.</text:p>
      <text:p text:style-name="P11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4">– Хорошо. Уговорил. Кьютимарки беру на себя. Так и знал, что мне самое трудное достанется!</text:p>
      <text:p text:style-name="P11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4">Анакорн проследил мой взгляд.</text:p>
      <text:p text:style-name="P114">– Нечего так на меня смотреть! Если я стану применять магию вместо ловкости, теряется весь смысл упражнения… О, глянь-ка на Эквус!</text:p>
      <text:p text:style-name="P114">И впрямь, было на что посмотреть. Уровень помех на голограмме значительно снизился и сама она стала светиться ровным голубоватым светом.</text:p>
      <text:p text:style-name="P11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4">Я опять задумался. В голове было пусто.</text:p>
      <text:p text:style-name="P114">– Почему бы не оставить самую главную? Ту, что описана в мультике?</text:p>
      <text:p text:style-name="P114">– И<text:span text:style-name="T65">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76">—</text:span><text:span text:style-name="T65"> точнее, дерево схожих миров Эквуса </text:span><text:span text:style-name="T76">—</text:span><text:span text:style-name="T65"> создали брони. Разумеется, стержнем им послужил именно сериал, но каждый фанфик </text:span><text:span text:style-name="T76">—</text:span><text:span text:style-name="T65">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5"/>
      <text:p text:style-name="P114">Я подумал. Потом ещё раз подумал. Что скажет любой программист, предложи ему соединить несколько несовместимых объектов?</text:p>
      <text:p text:style-name="P115"/>
      <text:p text:style-name="P11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5"><text:soft-page-break/></text:p>
      <text:p text:style-name="P114">Анакорн аж подпрыгнул на месте от восторга и стал мне аплодировать.</text:p>
      <text:p text:style-name="P114"/>
      <text:p text:style-name="P114"><text:span text:style-name="T65">– Наконец-то я вижу свет в конце тоннеля! Как это не пришло мне в голову! Ты всё отлично увязал! Всё сходится! Более того </text:span><text:span text:style-name="T76">—</text:span><text:span text:style-name="T65"> Анакорн заговорщически подмигнул мне </text:span><text:span text:style-name="T76">—</text:span><text:span text:style-name="T65"> всё именно так и было, </text:span><text:span text:style-name="T36">даю перо из третьего ряда</text:span><text:span text:style-name="T65">!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76">— и первой реальной историей в объединённой эквестрийской реальности</text:span><text:span text:style-name="T65">!</text:span></text:p>
      <text:p text:style-name="P115">Я подозрительно посмотрел на Анакорна.</text:p>
      <text:p text:style-name="P114"><text:span text:style-name="T20">– </text:span><text:span text:style-name="T65">Какой ещё, нафиг, «мой фанфик»? Я никакого фанфика не писал. И не собираюсь.</text:span></text:p>
      <text:p text:style-name="P115">Анакорн ехидно ухмыльнулся и сделал мне «глазки».</text:p>
      <text:p text:style-name="P114"><text:span text:style-name="T20">– </text:span><text:span text:style-name="T65">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text:span><text:span text:style-name="T65">А ну-ка, все, строем, мечтайте об Эквестрии!»?</text:span></text:p>
      <text:p text:style-name="P11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5"/>
      <text:p text:style-name="P115">Я растерялся.</text:p>
      <text:p text:style-name="P114"><text:span text:style-name="T14">– </text:span>Эээ… Тут я тебе точно не помощник. Никогда не писал ничего сложнее технической документации к программам.</text:p>
      <text:p text:style-name="P113"><text:span text:style-name="T14">– </text:span>Пиши, как есть. <text:span text:style-name="T14">– </text:span>развёл копытами Анакорн. <text:span text:style-name="T14">– </text:span>Авось сгодится. Я писать точно не буду <text:span text:style-name="T76">— ты меня с кьютимарками уже пригрузил на ближайшие несколько тысяч лет.</text:span></text:p>
      <text:p text:style-name="P113">…</text:p>
      <text:p text:style-name="P113">Факн щит<text:note text:id="ftn14" text:note-class="footnote"><text:note-citation>14</text:note-citation><text:note-body><text:p text:style-name="P132">Fucking shit — <text:span text:style-name="T1">ёбаное дерьмо</text:span></text:p></text:note-body></text:note>!..</text:p>
      <text:p text:style-name="P113">…</text:p>
      <text:p text:style-name="P113">Ну а что мне остаётся? Я фейспамнул.</text:p>
      <text:p text:style-name="P113"/>
      <text:p text:style-name="P113"><text:span text:style-name="T14">–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3">Анакорн насупился и спрятал карандаш в гриву.</text:p>
      <text:p text:style-name="P113"><text:span text:style-name="T14">–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3"/>
      <text:p text:style-name="P11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3"><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12"/>
      <text:p text:style-name="P112">– Пора закругляться. Ты начинаешь сгорать. Надо утрясти последние детали, пока ещё есть пару минут.</text:p>
      <text:p text:style-name="P108">– Валяй. Я тебя внимательно слушаю.</text:p>
      <text:p text:style-name="P10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8">– А я разве сплю?</text:p>
      <text:p text:style-name="P108">– Сейчас — нет. Но как только мы закроем сделку — проснёшься. Потому что нет иного способа вернуть тебя в реальный мир.</text:p>
      <text:p text:style-name="P108">– Эээ, постой! А как я в Эквестрию и к себе обратно проходил?</text:p>
      <text:p text:style-name="P108">– С помощью магии, конечно. А я — не маг, я — демиург. У меня свои методы и ограничения.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8">Так вот, возвращать тебя обратно в твой мир я не буду.</text:p>
      <text:p text:style-name="P108"/>
      <text:p text:style-name="P108">Я непонимающе хлопал глазами.</text:p>
      <text:p text:style-name="P108"/>
      <text:p text:style-name="P108">– Во-первых, может возникнуть временная петля, а я не силён в их распутывании. – Анакорн стыдливо опустил взгляд. – Видишь ли, мне придётся вернуть тебя на пару лет назад, в те времена, когда фэндом ещё не умирал и у Эквуса было достаточно сторонников.</text:p>
      <text:p text:style-name="P10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10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8">Теперь — об оплате.</text:p>
      <text:p text:style-name="P108"/>
      <text:p text:style-name="P108">Анакорн наклонился ко мне через стол и подмигнул.</text:p>
      <text:p text:style-name="P108"/>
      <text:p text:style-name="P108">– Проси, чего хочешь!</text:p>
      <text:p text:style-name="P108"/>
      <text:p text:style-name="P108">Пока я думал, демиург мурлыкал себе под нос в эйфории: «Да! В такие моменты ощущаешь себя богом! Я крут! Ха-ха!»</text:p>
      <text:p text:style-name="P108"/>
      <text:p text:style-name="P10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8"><text:soft-page-break/>Ради этого написать фанфик — очень малая цена. Совсем ничтожная.</text:p>
      <text:p text:style-name="P113"/>
      <text:p text:style-name="P113">– Верни Дэш!!!</text:p>
      <text:p text:style-name="P113"/>
      <text:p text:style-name="P113">Копыта Анакорна разъехались и он впечатался мордой в стол.</text:p>
      <text:p text:style-name="P113">– Эээ… м-м-м… ну-у-у… Перо мне в зад!..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3">– Другое просить не будешь? – сухо переспросил Анакорн. – Учти, время уходит. То, что я вижу, мне не нравится.</text:p>
      <text:p text:style-name="P113">– Нет! – отрезал я.</text:p>
      <text:p text:style-name="P108"><text:span text:style-name="T40">– Сам напросился! – вздохнул Анакорн. – Видишь ли, единственная лазейка, которую я могу использовать для исполнения твоего желания </text:span><text:span text:style-name="T40">— альтернативная ветка реальности, которую породила Селестия.</text:span></text:p>
      <text:p text:style-name="P113">– Что? Ты о чём?</text:p>
      <text:p text:style-name="P108"><text:span text:style-name="T40">– Откровение развоплощает пони без следа. Но аликорны </text:span><text:span text:style-name="T40">— всё же аликорны, и могут сражаться даже с таким противником. </text:span><text:span text:style-name="T40">Когда Откровение поглощало Селестию, она сделала крохотное ответвление от основной реальности, в котором её поглощение </text:span><text:span text:style-name="T40">—</text:span><text:span text:style-name="T40"> всего лишь твой коматозный бред, вызванный алкогольно-магическим отравлением. Эта ветка реальности не является основной</text:span><text:span text:style-name="T40">,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span></text:p>
      <text:p text:style-name="P113">Есть только маленькая проблемка…</text:p>
      <text:p text:style-name="P113"/>
      <text:p text:style-name="P113">Анакорн скривился и отвёл глаза.</text:p>
      <text:p text:style-name="P113"/>
      <text:p text:style-name="P113">– Какая?</text:p>
      <text:p text:style-name="P11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шь из реальности в возможность. То есть, не просто исчезнешь, а тебя никогда и не будет. Мне очень жаль. Тебе ещё не поздно выбрать что-нибудь другое.</text:p>
      <text:p text:style-name="P113">Я вздохнул. Слишком много философии на мою голову!</text:p>
      <text:p text:style-name="P113">– Делай, как я сказал! А я сделаю своё.</text:p>
      <text:p text:style-name="P113"/>
      <text:p text:style-name="P10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8">– Ты ещё увидишь пару-тройку снов на прощание. Это мой подарок тебе. Удачи!</text:p>
      <text:p text:style-name="P108"/>
      <text:p text:style-name="P110">***</text:p>
      <text:p text:style-name="P115"/>
      <text:p text:style-name="P115"><text:soft-page-break/>– Здравствуй, Анон. – Селестия стояла передо мной без привычных взгляду властных регалий. – Я хочу поблагодарить тебя за всё.</text:p>
      <text:p text:style-name="P115">– Привет, Сел. Я рад, что с тобой всё в порядке.</text:p>
      <text:p text:style-name="P115">Аликорница нерешительно стояла передо мной в ореоле гривы. Потом она сделала шаг навстречу.</text:p>
      <text:p text:style-name="P115">–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15">Я устало рассмеялся.</text:p>
      <text:p text:style-name="P115">– Сел, я завязал с конеёбством. Извини.</text:p>
      <text:p text:style-name="P115">– В другое время, в другом месте, Анон! В другое время, в другом месте!</text:p>
      <text:p text:style-name="P115"/>
      <text:p text:style-name="P161"><text:span text:style-name="T62">***</text:span></text:p>
      <text:p text:style-name="P161"><text:span text:style-name="T57"/></text:p>
      <text:p text:style-name="P43"><text:span text:style-name="T2">–</text:span><text:span text:style-name="T1"> Прости, что хотела убить тебя. Я ослабела и Найтмэр на время одержала верх.</text:span></text:p>
      <text:p text:style-name="P43"><text:span text:style-name="T1">Луна с виноватым выражением смотрела на меня сверху вниз. Я поднялся с сияющей флуоресцентным светом травы и рассмеялся.</text:span></text:p>
      <text:p text:style-name="P159"><text:span text:style-name="T2">– Ты таки выучила современный стиль? Не парься, принцесса, я давно забыл тот эпизод.</text:span></text:p>
      <text:p text:style-name="P159"><text:span text:style-name="T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span></text:p>
      <text:p text:style-name="P109"/>
      <text:p text:style-name="P161"><text:span text:style-name="T14">***</text:span></text:p>
      <text:p text:style-name="P109"><text:span text:style-name="T14"/></text:p>
      <text:p text:style-name="P159"><text:span text:style-name="T2">– Думал от меня в другой реальности спрятаться?!</text:span></text:p>
      <text:p text:style-name="P159"><text:span text:style-name="T2">Передо мной возникла хмурая морда Дискорда.</text:span></text:p>
      <text:p text:style-name="P159"><text:span text:style-name="T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span></text:p>
      <text:p text:style-name="P159"/>
      <text:p text:style-name="P160"><text:span text:style-name="T2">***</text:span></text:p>
      <text:p text:style-name="P109"/>
      <text:p text:style-name="P159"><text:span text:style-name="T2">– Анон?</text:span></text:p>
      <text:p text:style-name="P159"><text:span text:style-name="T2">– Дэш?!!</text:span></text:p>
      <text:p text:style-name="P159"><text:span text:style-name="T2">– Эмм… Ты мне снишься?</text:span></text:p>
      <text:p text:style-name="P159"><text:span text:style-name="T2">– Нет, Дэш, это ты мне снишься.</text:span></text:p>
      <text:p text:style-name="P159"><text:span text:style-name="T2">–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span></text:p>
      <text:p text:style-name="P159"><text:span text:style-name="T2">– Дэш, – сказал я сквозь слёзы, – Ты самая крутая в мире пони! Ты настолько крута, что победила смерть! Ты даже представить себе не можешь, как я счастлив!</text:span></text:p>
      <text:p text:style-name="P159"><text:span text:style-name="T2">Пегаска почесала в затылке со смущением.</text:span></text:p>
      <text:p text:style-name="P159"><text:soft-page-break/><text:span text:style-name="T2">– Да? Правда? Ну, офигеть! А ты как?</text:span></text:p>
      <text:p text:style-name="P164"><text:span text:style-name="T45">– Я в порядке. Вот, возвращаюсь </text:span>в свой мир. Ну, не совсем <text:span text:style-name="T1">в свой</text:span>. Почти.</text:p>
      <text:p text:style-name="P164"><text:span text:style-name="T1">–</text:span> Навсегда?</text:p>
      <text:p text:style-name="P164"><text:span text:style-name="T1">–</text:span> Скорее всего, да.</text:p>
      <text:p text:style-name="P164"><text:span text:style-name="T1">–</text:span> Это плохо. <text:span text:style-name="T1">Я хотела тебе сказать</text:span>…</text:p>
      <text:p text:style-name="P164"><text:span text:style-name="T1">–</text:span> Не надо, Дэш. Не стоит. Мне очень жаль.</text:p>
      <text:p text:style-name="P16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text:p>
      <text:p text:style-name="P164"><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6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6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6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64"><text:span text:style-name="T1">–</text:span> И тебя, и Твайлайт, и <text:span text:style-name="T1">Пинки</text:span>, и Селестию, и всех-всех-всех… Таковы правила.</text:p>
      <text:p text:style-name="P164"><text:span text:style-name="T14">– </text:span>Дискорд!.. Почему всё так паршиво… Я даже не могу уткнуться носом тебе в грудь. Я прохожу сквозь тебя, <text:span text:style-name="T14">–</text:span> всхлипнула сквозь зубы Рэйнбоу.</text:p>
      <text:p text:style-name="P164">Я опустил руку на шею Дэш и ощутил теплоту и лёгкое покалывание в пустоте.</text:p>
      <text:p text:style-name="P164"><text:span text:style-name="T14">–</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64"><text:span text:style-name="T1">–</text:span> И лучше рано, чем поздно! Я не люблю ждать!</text:p>
      <text:p text:style-name="P164"><text:span text:style-name="T1">–</text:span> Да, Дэш. <text:span text:style-name="T1">–</text:span> её образ начал таять. <text:span text:style-name="T1">–</text:span> Да, я помню.</text:p>
      <text:p text:style-name="P164">Я всё ещё помню…</text:p>
      <text:p text:style-name="P31"><text:span text:style-name="T44"/></text:p>
      <text:h text:style-name="Heading_20_2" text:outline-level="2">Эпилог. Земля</text:h>
      <text:p text:style-name="P102">&lt;<text:span text:style-name="T72">Daft Punk – Get Lucky</text:span>&gt;</text:p>
      <text:p text:style-name="P104">Звон будильника чуть не проломил башку. Я открыл глаза. </text:p>
      <text:p text:style-name="P104"><text:span text:style-name="T1">Бляяяяяяя... Голова чугунная... Вот на кой хрен ложиться в </text:span><text:span text:style-name="T14">два</text:span><text:span text:style-name="T1">, чтоб потом спать до одиннадцати и ни хрена не выспаться при этом?</text:span> На работу опять к часу<text:span text:style-name="T14">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104"><text:span text:style-name="T1">Я нашарил ногами тапки и пошёл в ванную. Проходя мимо стола, зацепился взглядом за</text:span> эскиз <text:span text:style-name="T1">рисунка</text:span>.&lt;<text:span text:style-name="T100">эскиз рисунка с первой главы – Сел на фоне звёзд</text:span>&gt;</text:p>
      <text:p text:style-name="P10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0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03">Хоть абзац напишу! Уже хоть какой-то крохотный шажок, с которого можно будет начать. Как там у Лао-Цзы? Дорога в тысячу ли начинается-бла-бла-бля!</text:p>
      <text:p text:style-name="P103"><text:soft-page-break/>Попытка притронуться щёткой к зубу вызвала ноющую боль. </text:p>
      <text:p text:style-name="P10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03">Доставая из стола ключи от машины, опять наткнулся взглядом на эскиз.</text:p>
      <text:p text:style-name="P10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3">Назову-ка я фантазию «Последний фанфик»…</text:p>
      <text:p text:style-name="P103"/>
      <text:p text:style-name="P1"><text:span text:style-name="T44">&lt;</text:span><text:span text:style-name="T32">И вообще, обзаведусь в конце-концов рогом и наставлю Селестиии рогов!»</text:span><text:span text:style-name="T44">&gt;</text:span></text:p>
      <text:p text:style-name="P43">&lt;<text:span text:style-name="T31">- Учти, я ни капельки не жалею о наших поебушках!</text:span><text:span text:style-name="T31"> я до сих пор пахну тобой… и хочу пахнуть… И чтоб ты мог погладить меня по голове, почесать холку и похлопать по крупу… Это неправильно, так ведь?</text:span>&gt;</text:p>
      <text:p text:style-name="P155">&lt;<text:span text:style-name="T1"> Пони — сельские жители и не любят больших городов. </text:span>&gt;</text:p>
      <text:p text:style-name="P1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03T01:00:12.78</dc:date>
    <meta:editing-duration>P123DT8H29M28S</meta:editing-duration>
    <meta:editing-cycles>7465</meta:editing-cycles>
    <meta:generator>OpenOffice/4.1.1$Win32 OpenOffice.org_project/411m6$Build-9775</meta:generator>
    <dc:creator>макс </dc:creator>
    <meta:document-statistic meta:table-count="0" meta:image-count="0" meta:object-count="0" meta:page-count="192" meta:paragraph-count="4119" meta:word-count="88076" meta:character-count="560257"/>
  </office:meta>
</office:document-meta>
</file>